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3"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11"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13"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monospac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Liberation Sans"/>
    </style:style>
    <style:style style:name="P18" style:family="paragraph" style:parent-style-name="Standard">
      <style:paragraph-properties fo:text-align="center" style:justify-single-word="false"/>
      <style:text-properties style:font-name="Liberation Sans" style:text-underline-style="solid" style:text-underline-type="double" style:text-underline-width="auto" style:text-underline-color="font-color"/>
    </style:style>
    <style:style style:name="P19"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fo:break-before="page"/>
      <style:text-properties style:font-name="monospace" fo:font-size="20pt"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fo:font-weight="bold" style:font-weight-asian="bold" style:font-weight-complex="bold"/>
    </style:style>
    <style:style style:name="T4" style:family="text">
      <style:text-properties fo:color="#1a1a1a" fo:font-style="italic" style:font-style-asian="italic" style:font-style-complex="italic"/>
    </style:style>
    <style:style style:name="T5" style:family="text">
      <style:text-properties fo:color="#1a1a1a" fo:font-size="14pt" fo:font-weight="bold" style:font-size-asian="14pt" style:font-weight-asian="bold" style:font-size-complex="14pt" style:font-weight-complex="bold"/>
    </style:style>
    <style:style style:name="T6" style:family="text">
      <style:text-properties fo:color="#1a1a1a" fo:font-size="18pt" fo:font-weight="bold" style:font-size-asian="18pt" style:font-weight-asian="bold" style:font-size-complex="18pt" style:font-weight-complex="bold"/>
    </style:style>
    <style:style style:name="T7" style:family="text">
      <style:text-properties fo:color="#1a1a1a" style:font-name="Liberation Sans"/>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Índice</text:p>
          </text:index-title>
          <text:p text:style-name="P9">Compilación Poética<text:tab/>2</text:p>
          <text:p text:style-name="P1">Bit de la Vida<text:tab/>2</text:p>
          <text:p text:style-name="P1">CopyLeft - CopyRight<text:tab/>2</text:p>
          <text:p text:style-name="P1">El Espejo Dibujante<text:tab/>4</text:p>
          <text:p text:style-name="P1">El sentir tecnológico<text:tab/>5</text:p>
          <text:p text:style-name="P1">Erase una shell...<text:tab/>6</text:p>
          <text:p text:style-name="P1">Mi Universo<text:tab/>7</text:p>
          <text:p text:style-name="P1">"Somos muchos... Seremos más"<text:tab/>7</text:p>
          <text:p text:style-name="P1">Tecnología Distópica, Retrato de un mañana que no debemos permitir<text:tab/>8</text:p>
          <text:p text:style-name="P1">Virtual<text:tab/>12</text:p>
          <text:p text:style-name="P1">Sin nombre<text:tab/>12</text:p>
          <text:p text:style-name="P1">EL BINARIO<text:tab/>14</text:p>
          <text:p text:style-name="P1">La noche<text:tab/>15</text:p>
          <text:p text:style-name="P1">La noche<text:tab/>15</text:p>
          <text:p text:style-name="P1">La libertad cubre el horizonte.<text:tab/>15</text:p>
          <text:p text:style-name="P9">Ensayos<text:tab/>17</text:p>
          <text:p text:style-name="P1">La Libertad del Pensamiento Innovador<text:tab/>17</text:p>
          <text:p text:style-name="P1">Figura de las mujeres en el movimiento social del Software Libre<text:tab/>21</text:p>
          <text:p text:style-name="P1">La Rebelión de los Perros<text:tab/>26</text:p>
          <text:p text:style-name="P1">La revolución en el negocio de la música y las tecnologías libres como alternativa<text:tab/>31</text:p>
        </text:index-body>
      </text:table-of-content>
      <text:p text:style-name="P3"/>
      <text:p text:style-name="P20"><text:toc-mark-start text:id="IMark193424524" text:outline-level="1"/>Compilación Poética<text:toc-mark-end text:id="IMark193424524"/></text:p>
      <text:p text:style-name="P10"/>
      <text:p text:style-name="P3"><text:toc-mark-start text:id="IMark192556844" text:outline-level="2"/><text:span text:style-name="T8">Bit de la Vida</text:span><text:toc-mark-end text:id="IMark192556844"/> </text:p>
      <text:p text:style-name="P3"/>
      <text:p text:style-name="P3">------[ Bit de la Vida&lt;br&gt; </text:p>
      <text:p text:style-name="P3">Por mi&lt;br&gt; </text:p>
      <text:p text:style-name="P3">El md5 del alma existe&lt;br&gt; </text:p>
      <text:p text:style-name="P3">------[EOF&lt;br&gt; </text:p>
      <text:p text:style-name="P3"/>
      <text:p text:style-name="P3">por Luis García </text:p>
      <text:p text:style-name="P3">CC BY-SA 3.0</text:p>
      <text:p text:style-name="P3"/>
      <text:p text:style-name="P3"><text:toc-mark text:string-value="CopyLeft - CopyRight" text:outline-level="2"/><text:span text:style-name="T8">CopyLeft - CopyRight</text:span> </text:p>
      <text:p text:style-name="P3"/>
      <text:p text:style-name="P3">Copyleft se dice en inglés </text:p>
      <text:p text:style-name="P3">y en español izquierda de copia es </text:p>
      <text:p text:style-name="P3">otros le van a llamar </text:p>
      <text:p text:style-name="P3">izquierda de autor... </text:p>
      <text:p text:style-name="P3">Con todos los perjuicios reservados... </text:p>
      <text:p text:style-name="P3">Con todos los derechos revocados... </text:p>
      <text:p text:style-name="P3"/>
      <text:p text:style-name="P3">La verdad es que no es </text:p>
      <text:p text:style-name="P3">Copyright como se dice en inglés </text:p>
      <text:p text:style-name="P3">que en español derecha de copia es </text:p>
      <text:p text:style-name="P3">o ¿Como tú lo ves...? </text:p>
      <text:p text:style-name="P3">¿Derechos de autor...? </text:p>
      <text:p text:style-name="P3">Con todos los derechos reservados... </text:p>
      <text:p text:style-name="P3">Según es para proteger al autor... </text:p>
      <text:p text:style-name="P3">Realmente es para restringir su distribución... </text:p>
      <text:p text:style-name="P3"/>
      <text:p text:style-name="P3">Los conocimientos son libres </text:p>
      <text:p text:style-name="P3">y se pueden y se deben </text:p>
      <text:p text:style-name="P3">aprender, enseñar, modificar </text:p>
      <text:p text:style-name="P3">y por supuesto compartir y distribuir... </text:p>
      <text:p text:style-name="P3"/>
      <text:p text:style-name="P3">Solamente con leer y escribir otra vez </text:p>
      <text:p text:style-name="P3">y no hay nada que proteger </text:p>
      <text:p text:style-name="P3">cuando se quiere compartir... </text:p>
      <text:p text:style-name="P3"/>
      <text:p text:style-name="P3">Nada de aquí escrito es de mi propiedad... </text:p>
      <text:p text:style-name="P3">Ningua palabra he inventado... </text:p>
      <text:p text:style-name="P3">Todo es una recopilación... </text:p>
      <text:p text:style-name="P3">Todo es un juego de palabras... </text:p>
      <text:p text:style-name="P3"/>
      <text:p text:style-name="P3">De esas que fui adquiriendo poco a poco </text:p>
      <text:p text:style-name="P3">desde mi educación... </text:p>
      <text:p text:style-name="P3">Con los libros y la lectura </text:p>
      <text:p text:style-name="P3"><text:soft-page-break/>de esa mi formación... </text:p>
      <text:p text:style-name="P3">Que con un poco de imaginación </text:p>
      <text:p text:style-name="P3">dejo aquí para su reflexión... </text:p>
      <text:p text:style-name="P3"/>
      <text:p text:style-name="P3">El copyleft me permite </text:p>
      <text:p text:style-name="P3">dejar a vuestra decisión </text:p>
      <text:p text:style-name="P3">si lo toma o lo deja </text:p>
      <text:p text:style-name="P3">para su modificación y distribución... </text:p>
      <text:p text:style-name="P3"/>
      <text:p text:style-name="P3">Si lo enseña y lo comparte </text:p>
      <text:p text:style-name="P3">a vuestra discreción... </text:p>
      <text:p text:style-name="P3">Pues el conocimiento es libre </text:p>
      <text:p text:style-name="P3">al igual que la educación... </text:p>
      <text:p text:style-name="P3"/>
      <text:p text:style-name="P3">Es su problema mi amig@ </text:p>
      <text:p text:style-name="P3">si nombra ya a su autor </text:p>
      <text:p text:style-name="P3">y si por irrespeto lo hace suyo </text:p>
      <text:p text:style-name="P3">es mejor que en la distribución </text:p>
      <text:p text:style-name="P3">se reserve su distinción... </text:p>
      <text:p text:style-name="P3"/>
      <text:p text:style-name="P3">Todo esto estoy seguro </text:p>
      <text:p text:style-name="P3">merece reflexión </text:p>
      <text:p text:style-name="P3">lectura y comprensión </text:p>
      <text:p text:style-name="P3">y desde luego surgirá la modificación ... </text:p>
      <text:p text:style-name="P3"/>
      <text:p text:style-name="P3">Sea usted libre de nombrar a su autor </text:p>
      <text:p text:style-name="P3">comparta, enseñe y explique </text:p>
      <text:p text:style-name="P3">que para mí será un honor... </text:p>
      <text:p text:style-name="P3"/>
      <text:p text:style-name="P3">Que hermoso sería </text:p>
      <text:p text:style-name="P3">que con este escrito y su interpretación </text:p>
      <text:p text:style-name="P3">haga surgir su imaginación e inspiración... </text:p>
      <text:p text:style-name="P3"/>
      <text:p text:style-name="P3">La originalidad del autor </text:p>
      <text:p text:style-name="P3">es una fuente inagotable... </text:p>
      <text:p text:style-name="P3">Llena de creatividad... </text:p>
      <text:p text:style-name="P3">Llena de inspiración... </text:p>
      <text:p text:style-name="P3">De obras o cosas que pasan por su imaginación </text:p>
      <text:p text:style-name="P3">o que simplemente vió con antelación... </text:p>
      <text:p text:style-name="P3"/>
      <text:p text:style-name="P3">Si me reservo el derecho del autor </text:p>
      <text:p text:style-name="P3">me convierto en un propietario </text:p>
      <text:p text:style-name="P3">de mi manifestación... </text:p>
      <text:p text:style-name="P3">Privatizando la comunicación... </text:p>
      <text:p text:style-name="P3">No permitiendo su distribución... </text:p>
      <text:p text:style-name="P3"/>
      <text:p text:style-name="P3">Para que otros se deleiten </text:p>
      <text:p text:style-name="P3">con la obra en cuestión... </text:p>
      <text:p text:style-name="P3"><text:soft-page-break/>Así no hay educación </text:p>
      <text:p text:style-name="P3">se pierde la cultura </text:p>
      <text:p text:style-name="P3">y por ende la formación... </text:p>
      <text:p text:style-name="P3"/>
      <text:p text:style-name="P3">El Copyleft nos permite </text:p>
      <text:p text:style-name="P3">compartir el conocimiento </text:p>
      <text:p text:style-name="P3">y esto nos dará libertad </text:p>
      <text:p text:style-name="P3">para toda la humanidad... </text:p>
      <text:p text:style-name="P3"/>
      <text:p text:style-name="P3">Héctor Molina </text:p>
      <text:p text:style-name="P3">GFDL (Licencia de Documentación Libre de GNU) </text:p>
      <text:p text:style-name="P3"/>
      <text:p text:style-name="P3"><text:toc-mark text:string-value="El Espejo Dibujante" text:outline-level="2"/><text:span text:style-name="T8">El Espejo Dibujante</text:span> </text:p>
      <text:p text:style-name="P3"/>
      <text:p text:style-name="P3">Este espacio que distancia una emulación de lo certero </text:p>
      <text:p text:style-name="P3">es el que me deja escribir sin pulso entre hojas simuladas. </text:p>
      <text:p text:style-name="P3"/>
      <text:p text:style-name="P3">La realidad ataviada con circuitos y tarjetas </text:p>
      <text:p text:style-name="P3">se pasea en su caparazón de organza </text:p>
      <text:p text:style-name="P3">y aleja los sentidos de todo elemento viviente. </text:p>
      <text:p text:style-name="P3"/>
      <text:p text:style-name="P3">Entonces, es sueño sólo lo que se posee </text:p>
      <text:p text:style-name="P3">y la virtud son todos los deseos </text:p>
      <text:p text:style-name="P3">atados en multicolores cables plásticos </text:p>
      <text:p text:style-name="P3">a la libreta de mi esperanza. </text:p>
      <text:p text:style-name="P3"/>
      <text:p text:style-name="P3">Por Mariángela Petrizzo </text:p>
      <text:p text:style-name="P3">Obra bajo Dominio Público</text:p>
      <text:p text:style-name="P3"/>
      <text:p text:style-name="P3"><text:toc-mark-start text:id="IMark188488772" text:outline-level="2"/><text:span text:style-name="T8">El sentir tecnológico</text:span><text:toc-mark-end text:id="IMark188488772"/> </text:p>
      <text:p text:style-name="P3"/>
      <text:p text:style-name="P10">I</text:p>
      <text:p text:style-name="P3">Otras vez en espera de tu llegar, </text:p>
      <text:p text:style-name="P3">En las horas se suspende mi ansiedad, </text:p>
      <text:p text:style-name="P3">En mi mente las imágenes no dejan de pasar, </text:p>
      <text:p text:style-name="P3">Mil ideas surgen sin césar, </text:p>
      <text:p text:style-name="P3">Y en mi computadora se ha de plasmar, </text:p>
      <text:p text:style-name="P3">Quien diría que de esa función se encargaría, </text:p>
      <text:p text:style-name="P3">Y tan amiga mía sería. </text:p>
      <text:p text:style-name="P3"/>
      <text:p text:style-name="P10">II</text:p>
      <text:p text:style-name="P3">Al mirar más allá de su esencia, </text:p>
      <text:p text:style-name="P3">Transmite en susurro su codicia, </text:p>
      <text:p text:style-name="P3">No es que indague en lo más tenue, </text:p>
      <text:p text:style-name="P3">Ni quebranten mí sentir, </text:p>
      <text:p text:style-name="P3">Simplemente me transmite el seguir, </text:p>
      <text:p text:style-name="P3">Pues me dice que he vivir </text:p>
      <text:p text:style-name="P3">Con la energía que ella residir </text:p>
      <text:p text:style-name="P3"><text:soft-page-break/></text:p>
      <text:p text:style-name="P3"><text:span text:style-name="T1">III</text:span></text:p>
      <text:p text:style-name="P3">Rompiendo esquema que sin pensar se consiente, </text:p>
      <text:p text:style-name="P3">Pues el valor del bien no es la contrariedad, </text:p>
      <text:p text:style-name="P3">Otro problema me embargaría </text:p>
      <text:p text:style-name="P3">Como es el egoísmo del alma que existiría </text:p>
      <text:p text:style-name="P3">Pues el problema no es la tecnología </text:p>
      <text:p text:style-name="P3">Si no la materia que en mí se formaría </text:p>
      <text:p text:style-name="P3">Lo que ha destruir mi armonía </text:p>
      <text:p text:style-name="P3"/>
      <text:p text:style-name="P10">III</text:p>
      <text:p text:style-name="P3">Avanzo en técnicas jamás soñadas, </text:p>
      <text:p text:style-name="P3">Que ni en mi sueño más osado pensaría, </text:p>
      <text:p text:style-name="P3">Todo esto de satisfacción me llenaría </text:p>
      <text:p text:style-name="P3">Si el corazón me dejaría </text:p>
      <text:p text:style-name="P3">Sentir la gloria de mis fantasías </text:p>
      <text:p text:style-name="P3">Pero más terco que él no ha de haber </text:p>
      <text:p text:style-name="P3">Y por allí no me deja caer </text:p>
      <text:p text:style-name="P3"/>
      <text:p text:style-name="P10">IV</text:p>
      <text:p text:style-name="P3">Él junto a mi amiga, no se llevaría </text:p>
      <text:p text:style-name="P3">Pues uno cosa lo que ella me asiente inventar </text:p>
      <text:p text:style-name="P3">Y otra cosa es lo que él me dejaría realizar </text:p>
      <text:p text:style-name="P3">En ese dilema Yo permanecerían </text:p>
      <text:p text:style-name="P3">Hasta que el equilibrio encontraría </text:p>
      <text:p text:style-name="P3">Entre lo puedo hacer y lo que debería </text:p>
      <text:p text:style-name="P3">Ese día es de llegar, con mil alegrías. </text:p>
      <text:p text:style-name="P3"/>
      <text:p text:style-name="P3">Irlenys Tersek </text:p>
      <text:p text:style-name="P3">CC BY-SA 3.0</text:p>
      <text:p text:style-name="P3"/>
      <text:p text:style-name="P3"><text:toc-mark-start text:id="IMark188488772" text:outline-level="2"/><text:span text:style-name="T8">Erase una shell...</text:span><text:toc-mark-end text:id="IMark188488772"/> </text:p>
      <text:p text:style-name="P3"/>
      <text:p text:style-name="P3">Abriendo el <text:span text:style-name="T9">Compiz</text:span> de esta historia; nació dentro de un <text:span text:style-name="T9">MIT</text:span> el proyecto; </text:p>
      <text:p text:style-name="P3"><text:span text:style-name="T9">Debian </text:span>pasar por debajo de la mesa; pues el código fuente era abierto; </text:p>
      <text:p text:style-name="P3">Un fichero binario ejecutable; en aquella época el negocio del siglo; </text:p>
      <text:p text:style-name="P3">Sin embargo el <text:span text:style-name="T9">Gnome</text:span> humano no descansa; es algo difícil mantener un hijo; </text:p>
      <text:p text:style-name="P3">Renunciando por sus sueños e ideales; salió <text:span text:style-name="T9">S tal man</text:span> de lo prohibido; </text:p>
      <text:p text:style-name="P3">Aquel que sintió que su editor <text:span text:style-name="T9">Emacs</text:span>; no podía ser un software privativo; </text:p>
      <text:p text:style-name="P3">Enseguida las leyes <text:span text:style-name="T9">GNU</text:span> se manifestaron; usadlo sin problemas si te apetece; </text:p>
      <text:p text:style-name="P3">estudia su forma, modifícalo y adáptalo; pero recuerda distribuirlo en <text:span text:style-name="T9">GPL</text:span>; </text:p>
      <text:p text:style-name="P3"><text:soft-page-break/></text:p>
      <text:p text:style-name="P3"><text:span text:style-name="T9">C</text:span> pronunciaron muchos al respecto; los hackers, el gobierno, las </text:p>
      <text:p text:style-name="P3">universidades; </text:p>
      <text:p text:style-name="P3">¿<text:span text:style-name="T9">Bash</text:span> a pensar que es un proyecto tonto?; ¿Crees que es muy poco confiable?; </text:p>
      <text:p text:style-name="P3">Fíjate que quizás estás equivocado; las comunidades en el mundo lo saben; </text:p>
      <text:p text:style-name="P3">El programa que en "GCC" compila; cuando tiene error <text:span text:style-name="T9">debugging</text:span> le sale; </text:p>
      <text:p text:style-name="P3"/>
      <text:p text:style-name="P3">Pasado el tiempo y la formación; el sistema se sentía incompleto; </text:p>
      <text:p text:style-name="P3">Y, para cubrir ese hueco; con <text:span text:style-name="T9">Hurd</text:span> comenzaron el reto; </text:p>
      <text:p text:style-name="P3">Mas sin pensarlo en su mundo; apareció del otro lado del globo; </text:p>
      <text:p text:style-name="P3">Un vikingo con su "kernel"; llenando el espacio del núcleo; </text:p>
      <text:p text:style-name="P3"/>
      <text:p text:style-name="P3"><text:span text:style-name="T9">Linux</text:span> le dieron por nombre; aunque su padre de poco ego no quería; </text:p>
      <text:p text:style-name="P3">Pero la fusión <text:span text:style-name="T9">Linus con UNIX</text:span>; un llamativo nombre se veía; </text:p>
      <text:p text:style-name="P3">En la época del <text:span text:style-name="T9">HTTP</text:span> y <text:span text:style-name="T9">FTP</text:span>; hasta un indio <text:span text:style-name="T9">Apache</text:span> dejó su tribu; </text:p>
      <text:p text:style-name="P3">Para lanzarse a la conquista; del nuevo <text:span text:style-name="T9">Sistema Operativo</text:span>; </text:p>
      <text:p text:style-name="P3"/>
      <text:p text:style-name="P3">De vez en cuando lo confunden; según dice el "Ñu" mayor; </text:p>
      <text:p text:style-name="P3">Cuando no lo llaman como es debido; y siempre nos relata el porqué y la razón; </text:p>
      <text:p text:style-name="P3">"GNU/Linux" es el sistema completo; no te equivoques en decirlo mocho; </text:p>
      <text:p text:style-name="P3">Pero cuando la gente comienza a usarlo; muchos se vuelven un "8"; </text:p>
      <text:p text:style-name="P3"/>
      <text:p text:style-name="P3">Hoy, empresas y negocios lo han adoptado; proporcionan ganancias </text:p>
      <text:p text:style-name="P3">contra un sistema cerrado; </text:p>
      <text:p text:style-name="P3">Vaya que ha sido bastante blindado; a pesar de tener el código liberado; </text:p>
      <text:p text:style-name="P3">Cuando uses "Twitter, Facebook o Google"; o quizás los queridos </text:p>
      <text:p text:style-name="P3">"Blogger, Drupal y Wordpress"; </text:p>
      <text:p text:style-name="P3">Recuerda que en el fondo de todo eso; una manada de Ñu podrás ver; </text:p>
      <text:p text:style-name="P3"/>
      <text:p text:style-name="P3">Si ha sido enredado el tema; usa "Mozilla-Firefox" para navegar; </text:p>
      <text:p text:style-name="P3">Y como todos conectados a "Internet"; la información de todo esto podrás sacar; </text:p>
      <text:p text:style-name="P3">Hasta aquí llega este algoritmo; no quiero aburrirlos demasiado; </text:p>
      <text:p text:style-name="P3">Puede ser que no tenga ritmo; "Copyright Copyleft" este cuento se ha terminado. </text:p>
      <text:p text:style-name="P3"/>
      <text:p text:style-name="P3">Félix Ernesto Urbina Campos </text:p>
      <text:p text:style-name="P3"/>
      <text:p text:style-name="P3"><text:toc-mark-start text:id="IMark188488772" text:outline-level="2"/><text:span text:style-name="T8">Mi Universo</text:span><text:toc-mark-end text:id="IMark188488772"/> </text:p>
      <text:p text:style-name="P3"/>
      <text:p text:style-name="P3">Caja de Pandora pequeña </text:p>
      <text:p text:style-name="P3">Contenedor de vida y universo </text:p>
      <text:p text:style-name="P3"><text:soft-page-break/>Simbiosis eterna a mi alma </text:p>
      <text:p text:style-name="P3">Realidad paralela e ingrat </text:p>
      <text:p text:style-name="P3"/>
      <text:p text:style-name="P3">por María Gabriela Pérez </text:p>
      <text:p text:style-name="P3">Licencia, Copyleft 2010 - Reconocimiento-Compartir bajo la misma licencia 3.0</text:p>
      <text:p text:style-name="P3"/>
      <text:p text:style-name="P14"><text:toc-mark text:string-value="&quot;Somos muchos... Seremos más&quot;" text:outline-level="2"/>"Somos muchos... Seremos más"</text:p>
      <text:p text:style-name="P3"/>
      <text:p text:style-name="P3">es acaso un insulto </text:p>
      <text:p text:style-name="P3">querer intentar mejor uso </text:p>
      <text:p text:style-name="P3">de la memoria de mis pensamientos </text:p>
      <text:p text:style-name="P3">de los recursos que consumo </text:p>
      <text:p text:style-name="P3">si existe libre universo </text:p>
      <text:p text:style-name="P3">donde me siento mas seguro </text:p>
      <text:p text:style-name="P3">donde no tengo el temor </text:p>
      <text:p text:style-name="P3">de ser pirata alguno </text:p>
      <text:p text:style-name="P3">Donde la paz y tranquilidad </text:p>
      <text:p text:style-name="P3">me llevan rápido a navegar </text:p>
      <text:p text:style-name="P3">por cada rincón de mi libertad </text:p>
      <text:p text:style-name="P3">sin temor a fallar. </text:p>
      <text:p text:style-name="P3">sin querer hacer daño alguno </text:p>
      <text:p text:style-name="P3">y si acaso se me complica la situación </text:p>
      <text:p text:style-name="P3">no dudo, busco a la comunidad </text:p>
      <text:p text:style-name="P3">preguntas y respuestas; </text:p>
      <text:p text:style-name="P3">mil cosas de que hablar, </text:p>
      <text:p text:style-name="P3">probar, ensayar y aprender </text:p>
      <text:p text:style-name="P3">¡¿díganme que no es divina la libertad?! </text:p>
      <text:p text:style-name="P3">si cuando pienso que las cosas no se van a dar </text:p>
      <text:p text:style-name="P3">algún grupo, alguna persona de la comunidad </text:p>
      <text:p text:style-name="P3">me aclara, me ayuda y aveces sin cobrar. </text:p>
      <text:p text:style-name="P3">que puedo repetirlo </text:p>
      <text:p text:style-name="P3">cual chismoso en vecindad </text:p>
      <text:p text:style-name="P3">que puedo cambiarlo y hasta alterar </text:p>
      <text:p text:style-name="P3">¡con estas ganas que tengo yo de cooperar! </text:p>
      <text:p text:style-name="P3">el ser parte de algo </text:p>
      <text:p text:style-name="P3">que por siempre perdurará </text:p>
      <text:p text:style-name="P3">ayudará a muchos a mejorar </text:p>
      <text:p text:style-name="P3">a descubrir sus libertad </text:p>
      <text:p text:style-name="P3">hoy siendo muchos </text:p>
      <text:p text:style-name="P3">mañana serán más </text:p>
      <text:p text:style-name="P3">porque soy los que soy </text:p>
      <text:p text:style-name="P3">por lo que son los demás. </text:p>
      <text:p text:style-name="P3"/>
      <text:p text:style-name="P3">Por David Emerling Rondón </text:p>
      <text:p text:style-name="P3">CC BY-ND</text:p>
      <text:p text:style-name="P3"/>
      <text:p text:style-name="P3"><text:toc-mark-start text:id="IMark193442748" text:outline-level="2"/><text:span text:style-name="T8">Tecnología Distópica, Retrato de un mañana que no debemos </text:span><text:soft-page-break/><text:span text:style-name="T8">permitir</text:span><text:toc-mark-end text:id="IMark193442748"/> </text:p>
      <text:p text:style-name="P3"/>
      <text:p text:style-name="P3"><text:span text:style-name="T1">I</text:span></text:p>
      <text:p text:style-name="P3">No se exactamente cuando pasó, </text:p>
      <text:p text:style-name="P3">ya van 5 décadas del Y2K, </text:p>
      <text:p text:style-name="P3">no recuerdo en que año estoy, </text:p>
      <text:p text:style-name="P3">igual todos parecen 1984 acá. </text:p>
      <text:p text:style-name="P3"/>
      <text:p text:style-name="P3">Hace un tiempo todo se perdió, </text:p>
      <text:p text:style-name="P3">libertad, cooperación, todo se esfumó, </text:p>
      <text:p text:style-name="P3">era una guerra que pudo haberse ganado, </text:p>
      <text:p text:style-name="P3">pero no identificamos a tiempo el adversario. </text:p>
      <text:p text:style-name="P3"/>
      <text:p text:style-name="P10">II</text:p>
      <text:p text:style-name="P3">La historia está en los libros hoy prohibidos, </text:p>
      <text:p text:style-name="P3">en sus escritos apócrifos, </text:p>
      <text:p text:style-name="P3">del siglo pasado ya en el olvido, </text:p>
      <text:p text:style-name="P3">narran el nacimiento de un movimiento poderoso. </text:p>
      <text:p text:style-name="P3"/>
      <text:p text:style-name="P3">Libertad era su consigna, </text:p>
      <text:p text:style-name="P3">un ñu su estandarte, </text:p>
      <text:p text:style-name="P3">un hacker su vocero, </text:p>
      <text:p text:style-name="P3">y una comunidad errante. </text:p>
      <text:p text:style-name="P3"/>
      <text:p text:style-name="P10">III</text:p>
      <text:p text:style-name="P3">Software Libre le llamaban, </text:p>
      <text:p text:style-name="P3">una idea poderosa, </text:p>
      <text:p text:style-name="P3">que removió los cimientos, </text:p>
      <text:p text:style-name="P3">de una industria explotadora. </text:p>
      <text:p text:style-name="P3"/>
      <text:p text:style-name="P3">Luego vendría el pingüino,</text:p>
      <text:p text:style-name="P3">la pieza indicada en el momento indicado,</text:p>
      <text:p text:style-name="P3">Nadie recordó en el momento “GNU no es UNIX”,</text:p>
      <text:p text:style-name="P3">Larga vida a Linux, el ungido anunciado.</text:p>
      <text:p text:style-name="P3"/>
      <text:p text:style-name="P10">IV</text:p>
      <text:p text:style-name="P3">Sin embargo el movimiento seguía creciendo, </text:p>
      <text:p text:style-name="P3">también sus enemigos jurados, </text:p>
      <text:p text:style-name="P3">“documentos halloween” iban saliendo, </text:p>
      <text:p text:style-name="P3">ya todo estaba avisado. </text:p>
      <text:p text:style-name="P3"/>
      <text:p text:style-name="P3">Desprestigien a su fundador,</text:p>
      <text:p text:style-name="P3">burlense de su ideología,</text:p>
      <text:p text:style-name="P3">El software libre debe ser malo,</text:p>
      <text:p text:style-name="P3">cuidemos la hegemonía.</text:p>
      <text:p text:style-name="P3"/>
      <text:p text:style-name="P3"><text:span text:style-name="T1">V</text:span></text:p>
      <text:p text:style-name="P3">Pero el Software Libre era viable,</text:p>
      <text:p text:style-name="P3"><text:soft-page-break/>económica y técnicamente,</text:p>
      <text:p text:style-name="P3">eso lo sabían las corporaciones,</text:p>
      <text:p text:style-name="P3">y no salía de sus mentes.</text:p>
      <text:p text:style-name="P3"/>
      <text:p text:style-name="P3">Infiltremos sus filas, </text:p>
      <text:p text:style-name="P3">confundámonos entre su gente, </text:p>
      <text:p text:style-name="P3">rebauticemos la familia, </text:p>
      <text:p text:style-name="P3">había nacido el “Open Source” flamantemente.</text:p>
      <text:p text:style-name="P3"/>
      <text:p text:style-name="P10">VI</text:p>
      <text:p text:style-name="P3">Y el “código abierto” reemplazó la consigna, </text:p>
      <text:p text:style-name="P3">RMS lo advirtió en un millón de oportunidades, </text:p>
      <text:p text:style-name="P3">pero los falsos profetas tuvieron mas tribuna, </text:p>
      <text:p text:style-name="P3">mas medios, publicidad y leyes federales. </text:p>
      <text:p text:style-name="P3"/>
      <text:p text:style-name="P3">Luego vinieron las distros no tan libres, </text:p>
      <text:p text:style-name="P3">y ciertas empresas entraron poco a poco, </text:p>
      <text:p text:style-name="P3">hubo un momento en que eras como una oveja </text:p>
      <text:p text:style-name="P3">rodeada por una jauría de lobos. </text:p>
      <text:p text:style-name="P3"/>
      <text:p text:style-name="P10">VII</text:p>
      <text:p text:style-name="P3">Si borras una palabra de las mentes, </text:p>
      <text:p text:style-name="P3">también la borraras de sus corazones, </text:p>
      <text:p text:style-name="P3">al quitarle lo “libre” al “software libre”, </text:p>
      <text:p text:style-name="P3">ya se habían perdido las razones. </text:p>
      <text:p text:style-name="P3"/>
      <text:p text:style-name="P3">Y el neolenguaje se extendió, </text:p>
      <text:p text:style-name="P3">como sinónimos comenzando, </text:p>
      <text:p text:style-name="P3">hasta que “Software Libre” desapareció, </text:p>
      <text:p text:style-name="P3">“código abierto” había ganado. </text:p>
      <text:p text:style-name="P3"/>
      <text:p text:style-name="P3"><text:span text:style-name="T1">VIII</text:span> </text:p>
      <text:p text:style-name="P3">Vino la época de la persecución, </text:p>
      <text:p text:style-name="P3">leyes antipirata, DRM y destrucción, </text:p>
      <text:p text:style-name="P3">presagiaban lo que venía, </text:p>
      <text:p text:style-name="P3">pero pocos prestaron atención. </text:p>
      <text:p text:style-name="P3"/>
      <text:p text:style-name="P3">Las comunidades incautas, </text:p>
      <text:p text:style-name="P3">se durmieron en sus laureles, </text:p>
      <text:p text:style-name="P3">cuando fueron por ellas, </text:p>
      <text:p text:style-name="P3">las tomaron sin cuarteles. </text:p>
      <text:p text:style-name="P3"/>
      <text:p text:style-name="P3"><text:span text:style-name="T1">IX</text:span></text:p>
      <text:p text:style-name="P3">Declarar el “Software Libre” ilegal, </text:p>
      <text:p text:style-name="P3">era el paso siguiente, </text:p>
      <text:p text:style-name="P3">pero la orden de captura a RMS, </text:p>
      <text:p text:style-name="P3">eso si fue algo hiriente. </text:p>
      <text:p text:style-name="P3"/>
      <text:p text:style-name="P3"><text:soft-page-break/>Enemigo público número uno, </text:p>
      <text:p text:style-name="P3">terrorista y conspirador, </text:p>
      <text:p text:style-name="P3">todo por compartir código, </text:p>
      <text:p text:style-name="P3">esto si era aterrador. </text:p>
      <text:p text:style-name="P3"/>
      <text:p text:style-name="P3"><text:span text:style-name="T1">X</text:span></text:p>
      <text:p text:style-name="P3">Nadie lo volvió a ver en persona, </text:p>
      <text:p text:style-name="P3">no se sabe si sigue con vida, </text:p>
      <text:p text:style-name="P3">pero es buscado como un reo, </text:p>
      <text:p text:style-name="P3">ya que en la nueva sociedad no tiene cabida. </text:p>
      <text:p text:style-name="P3"/>
      <text:p text:style-name="P3">“Software libre para una sociedad libre” </text:p>
      <text:p text:style-name="P3">es un libro ilegal, </text:p>
      <text:p text:style-name="P3">y decir su nombre es motivo de arresto </text:p>
      <text:p text:style-name="P3">en esta nueva sociedad ideal. </text:p>
      <text:p text:style-name="P3"/>
      <text:p text:style-name="P10">XI</text:p>
      <text:p text:style-name="P3">Todo estaba servido, </text:p>
      <text:p text:style-name="P3">para terminar de globalizar el planeta, </text:p>
      <text:p text:style-name="P3">ya se había solucionado el asunto del software, </text:p>
      <text:p text:style-name="P3">que había dado dolores de cabeza. </text:p>
      <text:p text:style-name="P3"/>
      <text:p text:style-name="P3">Tambalearon al comunismo, </text:p>
      <text:p text:style-name="P3">con la caída del muro, </text:p>
      <text:p text:style-name="P3">pero con estos hackers fue mas duro, </text:p>
      <text:p text:style-name="P3">se tuvo que aplicar el juego rudo. </text:p>
      <text:p text:style-name="P3"/>
      <text:p text:style-name="P10">XII</text:p>
      <text:p text:style-name="P3">Cuando la existencia de “Echelon” se reveló al mundo, </text:p>
      <text:p text:style-name="P3">ya no habían voces disonantes, </text:p>
      <text:p text:style-name="P3">el pensamiento único ya era un nudo, </text:p>
      <text:p text:style-name="P3">la teoría de la conspiración UKUSA no era un disparate. </text:p>
      <text:p text:style-name="P3"/>
      <text:p text:style-name="P3">Los programas “carnivore” consiguieron a los que quedaban, </text:p>
      <text:p text:style-name="P3">en catacumbas con sus laptops y hasta allí los encontraban, </text:p>
      <text:p text:style-name="P3">ajusticiados al momento ya que eran una plaga, </text:p>
      <text:p text:style-name="P3">las ideas de libertad ya no eran aceptadas. </text:p>
      <text:p text:style-name="P3"/>
      <text:p text:style-name="P10">XIII</text:p>
      <text:p text:style-name="P3">Mi padre dice que hubo un tiempo, </text:p>
      <text:p text:style-name="P3">de festivales y congresos, </text:p>
      <text:p text:style-name="P3">donde se creía que se podía, </text:p>
      <text:p text:style-name="P3">pero no se concretaba sólo con eso. </text:p>
      <text:p text:style-name="P3"/>
      <text:p text:style-name="P3">El enemigo era grande, </text:p>
      <text:p text:style-name="P3">y nosotros idealistas, </text:p>
      <text:p text:style-name="P3">no medimos el peligro, </text:p>
      <text:p text:style-name="P3">y hoy estamos en sus listas. </text:p>
      <text:p text:style-name="P3"><text:soft-page-break/><text:span text:style-name="T1">XIV</text:span> </text:p>
      <text:p text:style-name="P3">El enemigo era una bestia, </text:p>
      <text:p text:style-name="P3">una bestia de 7 cabezas, </text:p>
      <text:p text:style-name="P3">donde el software y la tecnología, </text:p>
      <text:p text:style-name="P3">era sólo una de ellas. </text:p>
      <text:p text:style-name="P3"/>
      <text:p text:style-name="P3">Mientras nos enfocamos en esa, </text:p>
      <text:p text:style-name="P3">las demás nos devoraban, </text:p>
      <text:p text:style-name="P3">y cuando ya nos percatamos, </text:p>
      <text:p text:style-name="P3">no pudimos hacer nada. </text:p>
      <text:p text:style-name="P3"/>
      <text:p text:style-name="P3"><text:span text:style-name="T1">XV</text:span> </text:p>
      <text:p text:style-name="P3">De la bestia no conozco su nombre, </text:p>
      <text:p text:style-name="P3">pero pude ver algunas de sus cabezas, </text:p>
      <text:p text:style-name="P3">religión, capitalismo, y medios de masas, </text:p>
      <text:p text:style-name="P3">y la tecnología empleada en sus vilezas. </text:p>
      <text:p text:style-name="P3"/>
      <text:p text:style-name="P3">Debimos tener visión mas amplia, </text:p>
      <text:p text:style-name="P3">en las acciones quedamos cortos, </text:p>
      <text:p text:style-name="P3">era nuestra comunidad o ellos, </text:p>
      <text:p text:style-name="P3">y ellos no tuvieron compasión con nosotros. </text:p>
      <text:p text:style-name="P3"><text:span text:style-name="T1"/></text:p>
      <text:p text:style-name="P3"><text:span text:style-name="T1">XVI</text:span> </text:p>
      <text:p text:style-name="P3">Permitámonos torcer el tiempo, </text:p>
      <text:p text:style-name="P3">el pasado aquí descrito aun es presente, </text:p>
      <text:p text:style-name="P3">y el futuro aun no llega, </text:p>
      <text:p text:style-name="P3">tomemos esto como una realidad latente. </text:p>
      <text:p text:style-name="P3"/>
      <text:p text:style-name="P3">La historia se puede cambiar, </text:p>
      <text:p text:style-name="P3">la utopía aun es posible, </text:p>
      <text:p text:style-name="P3">nada de esto aun está escrito, </text:p>
      <text:p text:style-name="P3">“seamos realistas y hagamos lo imposible”. </text:p>
      <text:p text:style-name="P3"/>
      <text:p text:style-name="P3">Stephenson Prieto</text:p>
      <text:p text:style-name="P3">CC BY-SA 3.0</text:p>
      <text:p text:style-name="P3"/>
      <text:p text:style-name="P3"><text:toc-mark-start text:id="IMark193442748" text:outline-level="2"/><text:span text:style-name="T8">Virtual</text:span><text:toc-mark-end text:id="IMark193442748"/> </text:p>
      <text:p text:style-name="P3"/>
      <text:p text:style-name="P3">¿Cuantas vidas caben en una caja?. </text:p>
      <text:p text:style-name="P3"/>
      <text:p text:style-name="P3">Mundos imaginarios, personalizados o prestados, donde cada quien es como quiere ser, quitándole eslabones a la gran cadena que nos ata a la prisión de nuestras mentes, haciéndonos sentir libres en la virtualidad. </text:p>
      <text:p text:style-name="P3"/>
      <text:p text:style-name="P3">Amantes clandestinos, desinhibidos, sin aromas, solo devoradores de imágenes que buscan entre palabras desnudas algo satisfaga su anciedad invisible pero desgarrante. </text:p>
      <text:p text:style-name="P3"><text:soft-page-break/></text:p>
      <text:p text:style-name="P3">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3"/>
      <text:p text:style-name="P3">Después del ventarrón de caricias inalámbricas, solo el vacío queda, y buscamos entre letras virtuales respuestas que desafíen nuestra soledad, pero nada aparece. </text:p>
      <text:p text:style-name="P3"/>
      <text:p text:style-name="P3">¡Estamos tan solos!. </text:p>
      <text:p text:style-name="P3"/>
      <text:p text:style-name="P3">Eduardo Saavedra-D'Attellis </text:p>
      <text:p text:style-name="P3">CC BY-SA 3.0</text:p>
      <text:p text:style-name="P3"/>
      <text:p text:style-name="P14"><text:toc-mark-start text:id="IMark195599596" text:outline-level="2"/>Sin nombre<text:toc-mark-end text:id="IMark195599596"/></text:p>
      <text:p text:style-name="Standard"><text:span text:style-name="Teletype"><text:span text:style-name="T2"/></text:span></text:p>
      <text:p text:style-name="P15"><text:span text:style-name="Teletype"><text:span text:style-name="T2">espontaneidad</text:span></text:span><text:line-break/><text:span text:style-name="Teletype"><text:span text:style-name="T2">mi mente está vacía</text:span></text:span><text:line-break/><text:span text:style-name="Teletype"><text:span text:style-name="T2">programa el café</text:span></text:span><text:line-break/><text:line-break/><text:span text:style-name="Teletype"><text:span text:style-name="T2">silente, espera</text:span></text:span><text:line-break/><text:span text:style-name="Teletype"><text:span text:style-name="T2">la linea de comandos</text:span></text:span><text:line-break/><text:span text:style-name="Teletype"><text:span text:style-name="T2">interactiva</text:span></text:span></text:p>
      <text:p text:style-name="P15"><text:span text:style-name="Teletype"><text:span text:style-name="T2"/></text:span></text:p>
      <text:p text:style-name="P15"><text:span text:style-name="Teletype"><text:span text:style-name="T2">García Herrera</text:span></text:span></text:p>
      <text:p text:style-name="P15"><text:span text:style-name="Teletype"><text:span text:style-name="T2">GNU Free Documentation</text:span></text:span></text:p>
      <text:p text:style-name="P3"><text:span text:style-name="Teletype"><text:span text:style-name="T2"/></text:span></text:p>
      <text:p text:style-name="P3"><text:span text:style-name="Teletype"><text:span text:style-name="T5">Poesía del Software Libre</text:span></text:span></text:p>
      <text:p text:style-name="P3"><text:span text:style-name="Teletype"><text:span text:style-name="T2"/></text:span></text:p>
      <text:p text:style-name="P3"><text:span text:style-name="Teletype"><text:span text:style-name="T2">Había una vez en un mundo extraño y lleno de gente buena y otras no muy </text:span></text:span></text:p>
      <text:p text:style-name="P3"><text:span text:style-name="Teletype"><text:span text:style-name="T2">buenas </text:span></text:span></text:p>
      <text:p text:style-name="P3"><text:span text:style-name="Teletype"><text:span text:style-name="T2">Donde había genios que inventaban obras inteligentes y llenas de pericia </text:span></text:span></text:p>
      <text:p text:style-name="P3"><text:span text:style-name="Teletype"><text:span text:style-name="T2">Pero había otros no muy geniales pero llenos de codicia; que compraban estas </text:span></text:span></text:p>
      <text:p text:style-name="P3"><text:span text:style-name="Teletype"><text:span text:style-name="T2">creaciones y se llenaban los bolsillos vendiendo estos inventos a los habitantes de </text:span></text:span></text:p>
      <text:p text:style-name="P3"><text:span text:style-name="Teletype"><text:span text:style-name="T2">aquel mundo extraño. </text:span></text:span></text:p>
      <text:p text:style-name="P3"><text:span text:style-name="Teletype"><text:span text:style-name="T2">Pasaron muchos años en aquel mundo extraño, los genios empezaron a sentir </text:span></text:span></text:p>
      <text:p text:style-name="P3"><text:span text:style-name="Teletype"><text:span text:style-name="T2">que sus poesías no eran leídas por el pueblo. </text:span></text:span></text:p>
      <text:p text:style-name="P3"><text:span text:style-name="Teletype"><text:span text:style-name="T2">Que sus canciones solo las oían los ricos, por que los compradores de </text:span></text:span><text:span text:style-name="Teletype"><text:span text:style-name="T2">ideas las </text:span></text:span></text:p>
      <text:p text:style-name="P3"><text:span text:style-name="Teletype"><text:span text:style-name="T2">vendían muy caras. </text:span></text:span></text:p>
      <text:p text:style-name="P3"><text:span text:style-name="Teletype"><text:span text:style-name="T2">Miraron con tristeza que en las fiestas del pueblo, no había </text:span></text:span><text:soft-page-break/><text:span text:style-name="Teletype"><text:span text:style-name="T2">canciones, ni se </text:span></text:span></text:p>
      <text:p text:style-name="P3"><text:span text:style-name="Teletype"><text:span text:style-name="T2">decían sus poesías. </text:span></text:span></text:p>
      <text:p text:style-name="P3"><text:span text:style-name="Teletype"><text:span text:style-name="T2">Sus corazones sufrían mucho al ver que jóvenes estudiantes no podían leer sus </text:span></text:span></text:p>
      <text:p text:style-name="P3"><text:span text:style-name="Teletype"><text:span text:style-name="T2">obras y tampoco podían aprender de ellas. </text:span></text:span></text:p>
      <text:p text:style-name="P3"><text:span text:style-name="Teletype"><text:span text:style-name="T2">En las casas de los ricos había música, poesías y trovas mientras que en la casa </text:span></text:span></text:p>
      <text:p text:style-name="P3"><text:span text:style-name="Teletype"><text:span text:style-name="T2">de los pobres solo había un viejo radio que no sintonizaba bien el dial. </text:span></text:span></text:p>
      <text:p text:style-name="P3"><text:span text:style-name="Teletype"><text:span text:style-name="T2">Hubo una revolución en aquel mundo extraño, los genios inventores reunieron </text:span></text:span></text:p>
      <text:p text:style-name="P3"><text:span text:style-name="Teletype"><text:span text:style-name="T2">algunas de sus obras que ellos habían creado hasta ese momento, </text:span></text:span></text:p>
      <text:p text:style-name="P3"><text:span text:style-name="Teletype"><text:span text:style-name="T2">y que los compradores codiciosos de ideas aun no eran dueños. </text:span></text:span></text:p>
      <text:p text:style-name="P3"><text:span text:style-name="Teletype"><text:span text:style-name="T2">Y empezaron a crear un sueño </text:span></text:span></text:p>
      <text:p text:style-name="P3"><text:span text:style-name="Teletype"><text:span text:style-name="T2">Eran sonetos en una melodía poética, escritos en lenguaje c </text:span></text:span></text:p>
      <text:p text:style-name="P3"><text:span text:style-name="Teletype"><text:span text:style-name="T2">Y canciones de amor en un lenguaje arcano llamado c++ </text:span></text:span></text:p>
      <text:p text:style-name="P3"><text:span text:style-name="Teletype"><text:span text:style-name="T2">Había un señor llamado compilador, minucioso, detallista, exigente que se </text:span></text:span></text:p>
      <text:p text:style-name="P3"><text:span text:style-name="Teletype"><text:span text:style-name="T2">encargaba de ser el corrector de aquellas creaciones hermosas de artistas </text:span></text:span></text:p>
      <text:p text:style-name="P3"><text:span text:style-name="Teletype"><text:span text:style-name="T2">magistrales que no quisieron vender sus obras para que los habitantes de aquel </text:span></text:span></text:p>
      <text:p text:style-name="P3"><text:span text:style-name="Teletype"><text:span text:style-name="T2">mundo extraño disfrutaran sin tener que pagar nada. </text:span></text:span></text:p>
      <text:p text:style-name="P3"><text:span text:style-name="Teletype"><text:span text:style-name="T2">Muchos poetas, cantantes, escritores y músicos creaban bellísimas obras de arte </text:span></text:span></text:p>
      <text:p text:style-name="P3"><text:span text:style-name="Teletype"><text:span text:style-name="T2">Unos poetas de ágil pluma crearon un soneto llamado Debian </text:span></text:span></text:p>
      <text:p text:style-name="P3"><text:span text:style-name="Teletype"><text:span text:style-name="T2">Mientras que compositores, músicos y escritores crearon una hermosa melodía </text:span></text:span></text:p>
      <text:p text:style-name="P3"><text:span text:style-name="Teletype"><text:span text:style-name="T2">llamada Ubuntu y esa melodía dio a luz a otras canciones de nombre kubuntu y </text:span></text:span></text:p>
      <text:p text:style-name="P3"><text:span text:style-name="Teletype"><text:span text:style-name="T2">Xubuntu. </text:span></text:span></text:p>
      <text:p text:style-name="P3"><text:span text:style-name="Teletype"><text:span text:style-name="T2">Con fondo musical de orquesta sinfónica nació la canción Suse, mientras que </text:span></text:span></text:p>
      <text:p text:style-name="P3"><text:span text:style-name="Teletype"><text:span text:style-name="T2">cantantes de voz melodiosa entonaban a Trisquel </text:span></text:span></text:p>
      <text:p text:style-name="P3"><text:span text:style-name="Teletype"><text:span text:style-name="T2">En las calles los cantantes de trova entonaban a Fedora y en una esquina donde </text:span></text:span></text:p>
      <text:p text:style-name="P3"><text:span text:style-name="Teletype"><text:span text:style-name="T2">se reúnen los amigos cantan a Mandriva </text:span></text:span></text:p>
      <text:p text:style-name="P3"><text:span text:style-name="Teletype"><text:span text:style-name="T2">Y hasta el viejo poeta de la plaza recita de memoria a Gentoo, </text:span></text:span></text:p>
      <text:p text:style-name="P3"><text:span text:style-name="Teletype"><text:span text:style-name="T2">La señora Venezuela pinto una obra llamada Canaima y la obra tomo fama y </text:span></text:span></text:p>
      <text:p text:style-name="P3"><text:span text:style-name="Teletype"><text:span text:style-name="T2">cariño del pueblo donde fue creada que todos los niños en clase la usan para </text:span></text:span></text:p>
      <text:p text:style-name="P3"><text:span text:style-name="Teletype"><text:span text:style-name="T2">aprender y adorna todas las aulas y escuelas de gran saber </text:span></text:span></text:p>
      <text:p text:style-name="P3"><text:span text:style-name="Teletype"><text:span text:style-name="T2">Y se crearon lindas, obras la hermandad surgió en el mundo, trabajaron sin </text:span></text:span></text:p>
      <text:p text:style-name="P3"><text:span text:style-name="Teletype"><text:span text:style-name="T2">descanso, se escribieron muchos códigos, el ingenio pario el invento </text:span></text:span></text:p>
      <text:p text:style-name="P3"><text:span text:style-name="Teletype"><text:span text:style-name="T2">Perdonen las que aquí no miento. </text:span></text:span></text:p>
      <text:p text:style-name="P3"><text:span text:style-name="Teletype"><text:span text:style-name="T2">Pero en aquel mundo extraño la gente conoce este arte creado con gran </text:span></text:span><text:soft-page-break/><text:span text:style-name="Teletype"><text:span text:style-name="T2">esfuerzo, </text:span></text:span></text:p>
      <text:p text:style-name="P3"><text:span text:style-name="Teletype"><text:span text:style-name="T2">y aunque te parezca extraño, muchos aun siguen llenando los bolsillos del </text:span></text:span></text:p>
      <text:p text:style-name="P3"><text:span text:style-name="Teletype"><text:span text:style-name="T2">codicioso privativo. </text:span></text:span></text:p>
      <text:p text:style-name="P3"><text:span text:style-name="Teletype"><text:span text:style-name="T2">Mientras tanto se genera una revolución interna de personas generosas que </text:span></text:span></text:p>
      <text:p text:style-name="P3"><text:span text:style-name="Teletype"><text:span text:style-name="T2">comparten sus ideas sin ninguna mezquindad, para que en la realidad los que </text:span></text:span></text:p>
      <text:p text:style-name="P3"><text:span text:style-name="Teletype"><text:span text:style-name="T2">antes no tenían por que no podían comprar, ahora tengan sin pagar. </text:span></text:span></text:p>
      <text:p text:style-name="P3"><text:span text:style-name="Teletype"><text:span text:style-name="T2">Y después de tanto trabajar, y después de tanto regalar aun siguen regalando </text:span></text:span></text:p>
      <text:p text:style-name="P3"><text:span text:style-name="Teletype"><text:span text:style-name="T2">aunque tengan que pagar para poder regalar. </text:span></text:span></text:p>
      <text:p text:style-name="P3"><text:span text:style-name="Teletype"><text:span text:style-name="T2"/></text:span></text:p>
      <text:p text:style-name="P3"><text:span text:style-name="Teletype"><text:span text:style-name="T2">Vilma Meléndez</text:span></text:span></text:p>
      <text:p text:style-name="P3"><text:span text:style-name="Teletype"><text:span text:style-name="T2">CC BY-SA 3.0</text:span></text:span></text:p>
      <text:p text:style-name="P3"><text:span text:style-name="Teletype"><text:span text:style-name="T2"/></text:span></text:p>
      <text:p text:style-name="P3"><text:toc-mark-start text:id="IMark195601220" text:outline-level="2"/><text:span text:style-name="Teletype"><text:span text:style-name="T5">El Binario</text:span></text:span><text:toc-mark-end text:id="IMark195601220"/></text:p>
      <text:p text:style-name="P3"><text:span text:style-name="Teletype"><text:span text:style-name="T3"/></text:span></text:p>
      <text:p text:style-name="P3"><text:span text:style-name="Teletype"><text:span text:style-name="T2">En el bus de la vida los 0 y los 1 van, </text:span></text:span></text:p>
      <text:p text:style-name="P3"><text:span text:style-name="Teletype"><text:span text:style-name="T2">van los que luego tienen que venir, </text:span></text:span></text:p>
      <text:p text:style-name="P3"><text:span text:style-name="Teletype"><text:span text:style-name="T2">venir a construir con 0 y 1 la cadena abstracta </text:span></text:span></text:p>
      <text:p text:style-name="P3"><text:span text:style-name="Teletype"><text:span text:style-name="T2">del sistema tecnológico y complejo del ser humano. </text:span></text:span></text:p>
      <text:p text:style-name="P3"><text:span text:style-name="Teletype"><text:span text:style-name="T2">los 0 y 1 les dan el sentido a las cosas, </text:span></text:span></text:p>
      <text:p text:style-name="P3"><text:span text:style-name="Teletype"><text:span text:style-name="T2">cosas que se convierten en realidad , </text:span></text:span></text:p>
      <text:p text:style-name="P3"><text:span text:style-name="Teletype"><text:span text:style-name="T2">realidad que permite ver hacia el mas allá. </text:span></text:span></text:p>
      <text:p text:style-name="P3"><text:span text:style-name="Teletype"><text:span text:style-name="T2">0 y 1 son tan gentiles, tímidos y humildes, </text:span></text:span></text:p>
      <text:p text:style-name="P3"><text:span text:style-name="Teletype"><text:span text:style-name="T2">humildes que se dejan moldear, </text:span></text:span></text:p>
      <text:p text:style-name="P3"><text:span text:style-name="Teletype"><text:span text:style-name="T2">moldear para el mal o el bien, </text:span></text:span></text:p>
      <text:p text:style-name="P3"><text:span text:style-name="Teletype"><text:span text:style-name="T2">bien que ayuda a compartir, dar y recibir. </text:span></text:span></text:p>
      <text:p text:style-name="P3"><text:span text:style-name="Teletype"><text:span text:style-name="T2">los 0 y 1 comparten, </text:span></text:span></text:p>
      <text:p text:style-name="P3"><text:span text:style-name="Teletype"><text:span text:style-name="T2">comparten el universo de un sistema, </text:span></text:span></text:p>
      <text:p text:style-name="P3"><text:span text:style-name="Teletype"><text:span text:style-name="T2">sistema que tiene clases de 0 y 1, </text:span></text:span></text:p>
      <text:p text:style-name="P3"><text:span text:style-name="Teletype"><text:span text:style-name="T2">que se instancian y pasan a ser el objeto buscado. </text:span></text:span></text:p>
      <text:p text:style-name="P3"><text:span text:style-name="Teletype"><text:span text:style-name="T2"/></text:span></text:p>
      <text:p text:style-name="P3"><text:span text:style-name="Teletype"><text:span text:style-name="T2">Jesus Alvarado </text:span></text:span></text:p>
      <text:p text:style-name="P3"><text:span text:style-name="Teletype"><text:span text:style-name="T2">CC BY-SA</text:span></text:span></text:p>
      <text:p text:style-name="P3"><text:span text:style-name="Teletype"><text:span text:style-name="T2"/></text:span></text:p>
      <text:p text:style-name="P3"><text:toc-mark-start text:id="IMark195599596" text:outline-level="2"/><text:toc-mark-start text:id="IMark195599516" text:outline-level="2"/><text:span text:style-name="Teletype"><text:span text:style-name="T5">La noche</text:span></text:span><text:toc-mark-end text:id="IMark195599516"/><text:toc-mark-end text:id="IMark195599596"/></text:p>
      <text:p text:style-name="P3"><text:span text:style-name="Teletype"><text:span text:style-name="T2"/></text:span></text:p>
      <text:p text:style-name="P3"><text:span text:style-name="Teletype"><text:span text:style-name="T2">El manto de la noche nos rodea con su calor, </text:span></text:span></text:p>
      <text:p text:style-name="P3"><text:span text:style-name="Teletype"><text:span text:style-name="T2">formas y colores que nos guían son presentados </text:span></text:span></text:p>
      <text:p text:style-name="P3"><text:span text:style-name="Teletype"><text:span text:style-name="T2">bajo las luces de las estrellas y de la solitaria noche </text:span></text:span></text:p>
      <text:p text:style-name="P3"><text:span text:style-name="Teletype"><text:span text:style-name="T2">que cuenta con una gran blanca luna, </text:span></text:span></text:p>
      <text:p text:style-name="P3"><text:span text:style-name="Teletype"><text:span text:style-name="T2">quien con descargas de luz nos enseña el camino </text:span></text:span></text:p>
      <text:p text:style-name="P3"><text:span text:style-name="Teletype"><text:span text:style-name="T2">de infinitas noches y de eterna soledad. </text:span></text:span></text:p>
      <text:p text:style-name="P3"><text:span text:style-name="Teletype"><text:span text:style-name="T2">Soledad de estado tangible, con sabores y olores inolvidables, </text:span></text:span></text:p>
      <text:p text:style-name="P3"><text:span text:style-name="Teletype"><text:span text:style-name="T2">que recuerdan día a día lo que es la larga noche, </text:span></text:span></text:p>
      <text:p text:style-name="P3"><text:span text:style-name="Teletype"><text:span text:style-name="T2">que también incluye sus días. </text:span></text:span></text:p>
      <text:p text:style-name="P3"><text:soft-page-break/><text:span text:style-name="Teletype"><text:span text:style-name="T2">Pueblos de infinitos idiomas, culturas e ideologías </text:span></text:span></text:p>
      <text:p text:style-name="P3"><text:span text:style-name="Teletype"><text:span text:style-name="T2">caminan bajo la misma noche que les presenta la misma luna </text:span></text:span></text:p>
      <text:p text:style-name="P3"><text:span text:style-name="Teletype"><text:span text:style-name="T2">grande, cálida, luminosa que noche a noche acompaña </text:span></text:span></text:p>
      <text:p text:style-name="P3"><text:span text:style-name="Teletype"><text:span text:style-name="T2">a la solitaria luna, quien no esta sola </text:span></text:span></text:p>
      <text:p text:style-name="P3"><text:span text:style-name="Teletype"><text:span text:style-name="T2">pues siempre tiene a su luna.</text:span></text:span></text:p>
      <text:p text:style-name="P3"><text:span text:style-name="Teletype"><text:span text:style-name="T2"/></text:span></text:p>
      <text:p text:style-name="P3"><text:span text:style-name="Teletype"><text:span text:style-name="T4">Sofía Duarte</text:span></text:span></text:p>
      <text:p text:style-name="P3"><text:span text:style-name="Teletype"><text:span text:style-name="T2">CC BY-SA</text:span></text:span></text:p>
      <text:p text:style-name="P3"><text:span text:style-name="Teletype"><text:span text:style-name="T2"/></text:span></text:p>
      <text:p text:style-name="P3"><text:toc-mark-start text:id="IMark195599596" text:outline-level="2"/><text:span text:style-name="Teletype"><text:span text:style-name="T5">La libertad cubre el horizonte</text:span></text:span><text:toc-mark-end text:id="IMark195599596"/></text:p>
      <text:p text:style-name="P3"><text:span text:style-name="Teletype"><text:span text:style-name="T2"/></text:span></text:p>
      <text:p text:style-name="P3"><text:span text:style-name="Teletype"><text:span text:style-name="T2">Soy libre </text:span></text:span></text:p>
      <text:p text:style-name="P3"><text:span text:style-name="Teletype"><text:span text:style-name="T2">doy libertad </text:span></text:span></text:p>
      <text:p text:style-name="P3"><text:span text:style-name="Teletype"><text:span text:style-name="T2">Puedes usarme </text:span></text:span></text:p>
      <text:p text:style-name="P3"><text:span text:style-name="Teletype"><text:span text:style-name="T2">...Copiarme </text:span></text:span></text:p>
      <text:p text:style-name="P3"><text:span text:style-name="Teletype"><text:span text:style-name="T2">...Estudiarme </text:span></text:span></text:p>
      <text:p text:style-name="P3"><text:span text:style-name="Teletype"><text:span text:style-name="T2">...Modificarme </text:span></text:span></text:p>
      <text:p text:style-name="P3"><text:span text:style-name="Teletype"><text:span text:style-name="T2">Puedo costar algo </text:span></text:span></text:p>
      <text:p text:style-name="P3"><text:span text:style-name="Teletype"><text:span text:style-name="T2">....Pero soy libre....libre de verdad..... </text:span></text:span></text:p>
      <text:p text:style-name="P3"><text:span text:style-name="Teletype"><text:span text:style-name="T2">Conmigo puedes ser creativo </text:span></text:span></text:p>
      <text:p text:style-name="P3"><text:span text:style-name="Teletype"><text:span text:style-name="T2">.....si te lo propones </text:span></text:span></text:p>
      <text:p text:style-name="P3"><text:span text:style-name="Teletype"><text:span text:style-name="T2">Conmigo puedes compartir </text:span></text:span></text:p>
      <text:p text:style-name="P3"><text:span text:style-name="Teletype"><text:span text:style-name="T2">.........Por que soy un software libre </text:span></text:span></text:p>
      <text:p text:style-name="P3"><text:span text:style-name="Teletype"><text:span text:style-name="T2">Cabalgo sobre maquinas </text:span></text:span></text:p>
      <text:p text:style-name="P3"><text:span text:style-name="Teletype"><text:span text:style-name="T2">Acompañado de la libertad que divulgo </text:span></text:span></text:p>
      <text:p text:style-name="P3"><text:span text:style-name="Teletype"><text:span text:style-name="T2">GNU y linux me acompañan </text:span></text:span></text:p>
      <text:p text:style-name="P3"><text:span text:style-name="Teletype"><text:span text:style-name="T2">Los pc.....sienten mi presencia </text:span></text:span></text:p>
      <text:p text:style-name="P3"><text:span text:style-name="Teletype"><text:span text:style-name="T2">Libertad es nuestro lema </text:span></text:span></text:p>
      <text:p text:style-name="P3"><text:span text:style-name="Teletype"><text:span text:style-name="T2">seguridad para todos nuestro lema </text:span></text:span></text:p>
      <text:p text:style-name="P3"><text:span text:style-name="Teletype"><text:span text:style-name="T2">Y libre nuestro fin </text:span></text:span></text:p>
      <text:p text:style-name="P3"><text:span text:style-name="Teletype"><text:span text:style-name="T2"/></text:span></text:p>
      <text:p text:style-name="P3"><text:span text:style-name="Teletype"><text:span text:style-name="T2">Ramón Rengifo</text:span></text:span></text:p>
      <text:p text:style-name="P3"><text:span text:style-name="Teletype"><text:span text:style-name="T2">CC BY-SA 3.0</text:span></text:span></text:p>
      <text:p text:style-name="P3"><text:span text:style-name="Teletype"><text:span text:style-name="T2"/></text:span></text:p>
      <text:p text:style-name="P3"><text:span text:style-name="Teletype"><text:span text:style-name="T2"/></text:span></text:p>
      <text:p text:style-name="P3"><text:toc-mark-start text:id="IMark195599252" text:outline-level="2"/><text:span text:style-name="Teletype"><text:span text:style-name="T5">El futuro... es hacker... por que es seguro y es nuestro</text:span></text:span><text:toc-mark-end text:id="IMark195599252"/><text:span text:style-name="Teletype"><text:span text:style-name="T2"> </text:span></text:span></text:p>
      <text:p text:style-name="P3"><text:span text:style-name="Teletype"><text:span text:style-name="T2"/></text:span></text:p>
      <text:p text:style-name="P3"><text:span text:style-name="Teletype"><text:span text:style-name="T2">Libre </text:span></text:span></text:p>
      <text:p text:style-name="P3"><text:span text:style-name="Teletype"><text:span text:style-name="T2">...soy libre.....porque trabajo con dignidad </text:span></text:span></text:p>
      <text:p text:style-name="P3"><text:span text:style-name="Teletype"><text:span text:style-name="T2">me apellidas hacker </text:span></text:span></text:p>
      <text:p text:style-name="P3"><text:span text:style-name="Teletype"><text:span text:style-name="T2">.....Lastimas mi libertad... </text:span></text:span></text:p>
      <text:p text:style-name="P3"><text:span text:style-name="Teletype"><text:span text:style-name="T2">pero no podrás detener mi crecimiento </text:span></text:span></text:p>
      <text:p text:style-name="P3"><text:span text:style-name="Teletype"><text:span text:style-name="T2">modifico el código que tu no puedes </text:span></text:span></text:p>
      <text:p text:style-name="P3"><text:span text:style-name="Teletype"><text:span text:style-name="T2">crezco al ritmo de la libertad que pregono </text:span></text:span></text:p>
      <text:p text:style-name="P3"><text:span text:style-name="Teletype"><text:span text:style-name="T2">me llamas hacker </text:span></text:span></text:p>
      <text:p text:style-name="P3"><text:span text:style-name="Teletype"><text:span text:style-name="T2">por que hago cosas que tu no haces, ni quieres hacer </text:span></text:span></text:p>
      <text:p text:style-name="P3"><text:span text:style-name="Teletype"><text:span text:style-name="T2">por que tengo libertad de acción </text:span></text:span></text:p>
      <text:p text:style-name="P3"><text:span text:style-name="Teletype"><text:span text:style-name="T2">pretendes mediatizar </text:span></text:span></text:p>
      <text:p text:style-name="P3"><text:soft-page-break/><text:span text:style-name="Teletype"><text:span text:style-name="T2">quieres dominarme </text:span></text:span></text:p>
      <text:p text:style-name="P3"><text:span text:style-name="Teletype"><text:span text:style-name="T2">me gritas...hacker... </text:span></text:span></text:p>
      <text:p text:style-name="P3"><text:span text:style-name="Teletype"><text:span text:style-name="T2">ayer fuimos pocos........ </text:span></text:span></text:p>
      <text:p text:style-name="P3"><text:span text:style-name="Teletype"><text:span text:style-name="T2">hoy somos un poquito mas.... </text:span></text:span></text:p>
      <text:p text:style-name="P3"><text:span text:style-name="Teletype"><text:span text:style-name="T2">Pero el futuro lo tenemos en el horizonte </text:span></text:span></text:p>
      <text:p text:style-name="P3"><text:span text:style-name="Teletype"><text:span text:style-name="T2">Porque es nuestro y es de los hacker </text:span></text:span></text:p>
      <text:p text:style-name="P3"><text:span text:style-name="Teletype"><text:span text:style-name="T2">Cuanto más luchemos hoy </text:span></text:span></text:p>
      <text:p text:style-name="P3"><text:span text:style-name="Teletype"><text:span text:style-name="T2">Mas estamos seguro que tendremos un mañana libre </text:span></text:span></text:p>
      <text:p text:style-name="P3"><text:span text:style-name="Teletype"><text:span text:style-name="T2">Apartemos esta atadura que nos ahoga </text:span></text:span></text:p>
      <text:p text:style-name="P3"><text:span text:style-name="Teletype"><text:span text:style-name="T2">Quitemos ese mal que nos persigue </text:span></text:span></text:p>
      <text:p text:style-name="P3"><text:span text:style-name="Teletype"><text:span text:style-name="T2">La seguridad es nuestro lema... </text:span></text:span></text:p>
      <text:p text:style-name="P3"><text:span text:style-name="Teletype"><text:span text:style-name="T2">Y Libre somos </text:span></text:span></text:p>
      <text:p text:style-name="P3"><text:span text:style-name="Teletype"><text:span text:style-name="T2">Y libre seguiremos siendo </text:span></text:span></text:p>
      <text:p text:style-name="P3"><text:span text:style-name="Teletype"><text:span text:style-name="T2">Y hacker nos llamarás </text:span></text:span></text:p>
      <text:p text:style-name="P3"><text:span text:style-name="Teletype"><text:span text:style-name="T2">Pero con la dignidad por delante </text:span></text:span></text:p>
      <text:p text:style-name="P3"><text:span text:style-name="Teletype"><text:span text:style-name="T2">Y ese día que tengas nuestra dignidad en tu mano </text:span></text:span></text:p>
      <text:p text:style-name="P3"><text:span text:style-name="Teletype"><text:span text:style-name="T2">Si....sólo ese día entenderás </text:span></text:span></text:p>
      <text:p text:style-name="P3"><text:span text:style-name="Teletype"><text:span text:style-name="T2">Que ser hacker es ser libre </text:span></text:span></text:p>
      <text:p text:style-name="P3"><text:span text:style-name="Teletype"><text:span text:style-name="T2">Y el hombre libre </text:span></text:span></text:p>
      <text:p text:style-name="P3"><text:span text:style-name="Teletype"><text:span text:style-name="T2">Tiene paz..................no tiene cemento </text:span></text:span></text:p>
      <text:p text:style-name="P3"><text:span text:style-name="Teletype"><text:span text:style-name="T2">Ser hacker........ser libre......ser justo...... </text:span></text:span></text:p>
      <text:p text:style-name="P3"><text:span text:style-name="Teletype"><text:span text:style-name="T2">Será siempre nuestro lema y el futuro de nuestra lucha </text:span></text:span></text:p>
      <text:p text:style-name="P3"><text:span text:style-name="Teletype"><text:span text:style-name="T2">Autor : Ramón Anselmo Rengifo Avendaño </text:span></text:span></text:p>
      <text:p text:style-name="P3"><text:span text:style-name="Teletype"><text:span text:style-name="T2">Caracas Venezuela </text:span></text:span></text:p>
      <text:p text:style-name="P3"><text:span text:style-name="Teletype"><text:span text:style-name="T2">copyleft 2011 – Attribution-Share Alike 3.0 Unported </text:span></text:span></text:p>
      <text:p text:style-name="P3"><text:span text:style-name="Teletype"><text:span text:style-name="T2"/></text:span></text:p>
      <text:p text:style-name="P19"><text:toc-mark-start text:id="IMark195599596" text:outline-level="2"/>Aquí, La Libertad es una Ley<text:toc-mark-end text:id="IMark195599596"/></text:p>
      <text:p text:style-name="P17"/>
      <text:p text:style-name="P17">Sentada aquí desde el futuro</text:p>
      <text:p text:style-name="P17">vi como dejamos atrás todo lo oscuro</text:p>
      <text:p text:style-name="P17">Prendimos la mecha en el 2011</text:p>
      <text:p text:style-name="P17">y no se ha apagado desde entonces.</text:p>
      <text:p text:style-name="P18"/>
      <text:p text:style-name="P17">La forja, que con decreto y todo</text:p>
      <text:p text:style-name="P17">sudamos copiosamente de muchos modos</text:p>
      <text:p text:style-name="P17">es hoy una leyenda urbana</text:p>
      <text:p text:style-name="P17">con pocos creyentes, por inhumana.</text:p>
      <text:p text:style-name="P17"/>
      <text:p text:style-name="P17">Atrás quedo el oscurantismo digital</text:p>
      <text:p text:style-name="P17">la Luz consumió la tiniebla mental.</text:p>
      <text:p text:style-name="P17">Ahora vivimos en libertad plena</text:p>
      <text:p text:style-name="P17">el poder del capital es cosa ajena.</text:p>
      <text:p text:style-name="P17"/>
      <text:p text:style-name="P17">Bienaventuranza Suprema por doquier</text:p>
      <text:p text:style-name="P17">con este avance continuo de saber</text:p>
      <text:p text:style-name="P17">La propiedad intelectual la han vuelto leña</text:p>
      <text:p text:style-name="P17">logramos vivir en un mundo sin contraseña</text:p>
      <text:p text:style-name="P17"/>
      <text:p text:style-name="P17"><text:soft-page-break/>El conocimiento libre como espíritu vivo</text:p>
      <text:p text:style-name="P17">es algo tan natural como un respiro</text:p>
      <text:p text:style-name="P17">el museo de patentes, vetusto y obsoleto</text:p>
      <text:p text:style-name="P17">solo lo visita Bill Gate para pasarle un coleto</text:p>
      <text:p text:style-name="P17"/>
      <text:p text:style-name="P17">La energía libre fluye como arrebato</text:p>
      <text:p text:style-name="P17">y sin conexión funciona cualquier aparato</text:p>
      <text:p text:style-name="P17">gratis del cosmos la tomamos con bendición</text:p>
      <text:p text:style-name="P17">esta dádiva absoluta nos ha dado liberación</text:p>
      <text:p text:style-name="P17"/>
      <text:p text:style-name="P17">Nuestra existencia es oda humana</text:p>
      <text:p text:style-name="P17">la creatividad compartida por palanganas</text:p>
      <text:p text:style-name="P17">al universo entero perfecciona</text:p>
      <text:p text:style-name="P17">hermanas, que felicidad, esto si funciona</text:p>
      <text:p text:style-name="P17"/>
      <text:p text:style-name="P17">De tanto bienestar les he hablado</text:p>
      <text:p text:style-name="P17">que parece fantasía todo lo contado</text:p>
      <text:p text:style-name="P17">un secreto no les he dicho,</text:p>
      <text:p text:style-name="P17">lo tengo muy bien guardado</text:p>
      <text:p text:style-name="P17">todo esto bien funciona,</text:p>
      <text:p text:style-name="P16"><text:span text:style-name="Teletype"><text:span text:style-name="T7">porque implantamos un matriarcado</text:span></text:span></text:p>
      <text:p text:style-name="P7"><text:toc-mark-start text:id="IMark177967612" text:outline-level="1"/><text:span text:style-name="Teletype"><text:span text:style-name="T6">Ensayos</text:span></text:span><text:toc-mark-end text:id="IMark177967612"/></text:p>
      <text:p text:style-name="P3"><text:span text:style-name="Teletype"><text:span text:style-name="T2"/></text:span></text:p>
      <text:p text:style-name="P3"><text:toc-mark-start text:id="IMark195601220" text:outline-level="2"/><text:span text:style-name="Teletype"><text:span text:style-name="T5">La Libertad del Pensamiento Innovador</text:span></text:span><text:toc-mark-end text:id="IMark195601220"/></text:p>
      <text:p text:style-name="P3"><text:span text:style-name="Teletype"><text:span text:style-name="T5"/></text:span></text:p>
      <text:p text:style-name="P4"><text:span text:style-name="Teletype"><text:span text:style-name="T2">Innovar es transformar un proceso a través de la inclusión planificada de una serie de novedades o cambios. Esta mejora tiene un periodo de aplicabilidad definido (Medina R, 2011).</text:span></text:span></text:p>
      <text:p text:style-name="P4"><text:span text:style-name="Teletype"><text:span text:style-name="T2"/></text:span></text:p>
      <text:p text:style-name="P4"><text:span text:style-name="Teletype"><text:span text:style-name="T2">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4"><text:span text:style-name="Teletype"><text:span text:style-name="T2"/></text:span></text:p>
      <text:p text:style-name="P4"><text:span text:style-name="Teletype"><text:span text:style-name="T2">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3"><text:span text:style-name="Teletype"><text:span text:style-name="T2"/></text:span></text:p>
      <text:p text:style-name="P4"><text:span text:style-name="Teletype"><text:span text:style-name="T2">Cada innovación debe tener un tiempo definido, debido a que como proceso </text:span></text:span></text:p>
      <text:p text:style-name="P4"><text:span text:style-name="Teletype"><text:span text:style-name="T2">dinámico deja abierta la posibilidad del surgimiento de nuevas ideas que hagan de lo </text:span></text:span></text:p>
      <text:p text:style-name="P4"><text:span text:style-name="Teletype"><text:span text:style-name="T2">innovado algo mejorable. Se debe llevar un control de lo que se propone, pero sin </text:span></text:span></text:p>
      <text:p text:style-name="P4"><text:span text:style-name="Teletype"><text:span text:style-name="T2">interferir con el surgimiento de cosas nuevas durante el desarrollo incluso del </text:span></text:span></text:p>
      <text:p text:style-name="P4"><text:span text:style-name="Teletype"><text:span text:style-name="T2">proceso innovador. </text:span></text:span></text:p>
      <text:p text:style-name="P4"><text:span text:style-name="Teletype"><text:span text:style-name="T2">Algunos autores plantean que la innovación es propia de un determinado tiempo y </text:span></text:span></text:p>
      <text:p text:style-name="P4"><text:span text:style-name="Teletype"><text:span text:style-name="T2">espacio, razón por la cual algo no deja de ser innovador aunque exista, se practique </text:span></text:span></text:p>
      <text:p text:style-name="P4"><text:span text:style-name="Teletype"><text:span text:style-name="T2">o se haya experimentado en otro momento y en otra parte del mundo. Luego de </text:span></text:span></text:p>
      <text:p text:style-name="P4"><text:span text:style-name="Teletype"><text:span text:style-name="T2">estas acepciones, consideramos que el acto de innovar debe involucrar cambios </text:span></text:span></text:p>
      <text:p text:style-name="P4"><text:span text:style-name="Teletype"><text:span text:style-name="T2">profundos y que los mismos deben permanecer, por lo que es fundamental que </text:span></text:span></text:p>
      <text:p text:style-name="P4"><text:span text:style-name="Teletype"><text:span text:style-name="T2">tengan sentido y sean compartidos por aquellos que han de llevarlos a cabo, es </text:span></text:span></text:p>
      <text:p text:style-name="P4"><text:span text:style-name="Teletype"><text:span text:style-name="T2">decir, han de responder a sus preocupaciones y necesidades. </text:span></text:span></text:p>
      <text:p text:style-name="P4"><text:span text:style-name="Teletype"><text:span text:style-name="T2">Es muy importante que estos cambios, correspondientes a una transformación, </text:span></text:span></text:p>
      <text:p text:style-name="P4"><text:span text:style-name="Teletype"><text:span text:style-name="T2">cuenten con la aprobación de todos los actores o individuos </text:span></text:span><text:span text:style-name="Teletype"><text:span text:style-name="T2">involucrados, de esta </text:span></text:span></text:p>
      <text:p text:style-name="P4"><text:span text:style-name="Teletype"><text:span text:style-name="T2">forma, para la concreción de la idea, se debe lograr un compromiso </text:span></text:span><text:soft-page-break/><text:span text:style-name="Teletype"><text:span text:style-name="T2">con una debida </text:span></text:span></text:p>
      <text:p text:style-name="P4"><text:span text:style-name="Teletype"><text:span text:style-name="T2">identificación previa por parte de los participantes del proceso innovador, evitando las </text:span></text:span></text:p>
      <text:p text:style-name="P4"><text:span text:style-name="Teletype"><text:span text:style-name="T2">imposiciones que muchas veces trae consigo el carácter reformista. </text:span></text:span></text:p>
      <text:p text:style-name="P4"><text:span text:style-name="Teletype"><text:span text:style-name="T2">Haciendo énfasis en la diferencia entre reforma e innovación, vemos como algunos </text:span></text:span></text:p>
      <text:p text:style-name="P4"><text:span text:style-name="Teletype"><text:span text:style-name="T2">autores definen la reforma como algo impuesto en donde, si no existe compromiso, </text:span></text:span></text:p>
      <text:p text:style-name="P4"><text:span text:style-name="Teletype"><text:span text:style-name="T2">no se obtienen las mejoras planteadas; precisamente la clave para que estos </text:span></text:span></text:p>
      <text:p text:style-name="P4"><text:span text:style-name="Teletype"><text:span text:style-name="T2">cambios alcancen su objetivo es, que debe existir una buena exposición de objetivos, </text:span></text:span></text:p>
      <text:p text:style-name="P4"><text:span text:style-name="Teletype"><text:span text:style-name="T2">así como también de la visión y la misión de los cambios referidos. De esta forma se </text:span></text:span></text:p>
      <text:p text:style-name="P4"><text:span text:style-name="Teletype"><text:span text:style-name="T2">logra una mejora a través de la reforma y se combate con la resistencia al cambio </text:span></text:span></text:p>
      <text:p text:style-name="P4"><text:span text:style-name="Teletype"><text:span text:style-name="T2">que se pueda presentar en algunos de los factores involucrados. </text:span></text:span></text:p>
      <text:p text:style-name="P4"><text:span text:style-name="Teletype"><text:span text:style-name="T2">Toda innovación, transformación o surgimiento de nuevas ideas proviene de un </text:span></text:span></text:p>
      <text:p text:style-name="P4"><text:span text:style-name="Teletype"><text:span text:style-name="T2">proceso que condiciona el surgimiento como tal, el entorno juega un papel primordial, </text:span></text:span></text:p>
      <text:p text:style-name="P4"><text:span text:style-name="Teletype"><text:span text:style-name="T2">aunque se piense que los innovadores no vivan literalmente en la realidad, de alguna </text:span></text:span></text:p>
      <text:p text:style-name="P4"><text:span text:style-name="Teletype"><text:span text:style-name="T2">forma se ven influenciados por los acontecimientos a su alrededor. Basados en esto </text:span></text:span></text:p>
      <text:p text:style-name="P4"><text:span text:style-name="Teletype"><text:span text:style-name="T2">debemos propiciar un entorno que motive la investigación y desarrolle conductas que </text:span></text:span></text:p>
      <text:p text:style-name="P4"><text:span text:style-name="Teletype"><text:span text:style-name="T2">favorezcan la aparición de ideas innovadoras. </text:span></text:span></text:p>
      <text:p text:style-name="P4"><text:span text:style-name="Teletype"><text:span text:style-name="T2">En la actualidad la educación juega un papel fundamental, por lo que de alguna </text:span></text:span></text:p>
      <text:p text:style-name="P4"><text:span text:style-name="Teletype"><text:span text:style-name="T2">forma condiciona la aparición de las innovaciones, aunque si bien parte de la </text:span></text:span></text:p>
      <text:p text:style-name="P4"><text:span text:style-name="Teletype"><text:span text:style-name="T2">responsabilidad de que algunos profesionales no desarrollen ningún tipo de </text:span></text:span></text:p>
      <text:p text:style-name="P4"><text:span text:style-name="Teletype"><text:span text:style-name="T2">investigación, corresponde al modelo de educación actual, también hay una parte </text:span></text:span></text:p>
      <text:p text:style-name="P4"><text:span text:style-name="Teletype"><text:span text:style-name="T2">cubierta por los mismos profesionales. Para la educación es un reto tener que </text:span></text:span></text:p>
      <text:p text:style-name="P4"><text:span text:style-name="Teletype"><text:span text:style-name="T2">incentivar al estudiante para que desarrolle y plasme nuevas ideas, generalmente el </text:span></text:span></text:p>
      <text:p text:style-name="P4"><text:span text:style-name="Teletype"><text:span text:style-name="T2">estudiante logra alcanzar sus metas sin haber desarrollado una idea innovadora que </text:span></text:span></text:p>
      <text:p text:style-name="P4"><text:span text:style-name="Teletype"><text:span text:style-name="T2">mejore o transforme algún proceso para el bien de la sociedad. </text:span></text:span></text:p>
      <text:p text:style-name="P4"><text:span text:style-name="Teletype"><text:span text:style-name="T2">En ese orden de ideas la educación tiene por finalidad propiciar el desarrollo de </text:span></text:span></text:p>
      <text:p text:style-name="P4"><text:span text:style-name="Teletype"><text:span text:style-name="T2">habilidades y destrezas y favorecer la adquisición de nuevos </text:span></text:span><text:span text:style-name="Teletype"><text:span text:style-name="T2">conocimientos, sin que </text:span></text:span></text:p>
      <text:p text:style-name="P4"><text:span text:style-name="Teletype"><text:span text:style-name="T2">el educando se vea en la necesidad de pasar por las mismas </text:span></text:span><text:soft-page-break/><text:span text:style-name="Teletype"><text:span text:style-name="T2">situaciones que </text:span></text:span></text:p>
      <text:p text:style-name="P4"><text:span text:style-name="Teletype"><text:span text:style-name="T2">originalmente produjeron tales conocimientos y habilidades, esto es, de manera más </text:span></text:span></text:p>
      <text:p text:style-name="P4"><text:span text:style-name="Teletype"><text:span text:style-name="T2">directa y económica. La instrucción, por tanto, forma parte de la base de transmisión </text:span></text:span></text:p>
      <text:p text:style-name="P4"><text:span text:style-name="Teletype"><text:span text:style-name="T2">cultural en el desarrollo de las sociedades. </text:span></text:span></text:p>
      <text:p text:style-name="P4"><text:span text:style-name="Teletype"><text:span text:style-name="T2">Pues bien, en virtud del devenir en este mundo tan cambiante y una sociedad tan </text:span></text:span></text:p>
      <text:p text:style-name="P4"><text:span text:style-name="Teletype"><text:span text:style-name="T2">dinámica como en la que vivimos, donde no todas las personas se dedican a </text:span></text:span></text:p>
      <text:p text:style-name="P4"><text:span text:style-name="Teletype"><text:span text:style-name="T2">observar, meditar, escribir y plantear ideas de lo que cotidianamente hacen; es en </text:span></text:span></text:p>
      <text:p text:style-name="P4"><text:span text:style-name="Teletype"><text:span text:style-name="T2">este espacio donde debe surgir la inferencia de los educadores que ven con sentido </text:span></text:span></text:p>
      <text:p text:style-name="P4"><text:span text:style-name="Teletype"><text:span text:style-name="T2">preocupante el observar, el meditar y el plantear ideas para proyectar a futuro lo que </text:span></text:span></text:p>
      <text:p text:style-name="P4"><text:span text:style-name="Teletype"><text:span text:style-name="T2">la sociedad actual hace en sus vivencias. Por tanto que en el ámbito educativo se </text:span></text:span></text:p>
      <text:p text:style-name="P4"><text:span text:style-name="Teletype"><text:span text:style-name="T2">deben elaborar teorías innovadoras, manteniendo su presencia y vigencia. </text:span></text:span></text:p>
      <text:p text:style-name="P4"><text:span text:style-name="Teletype"><text:span text:style-name="T2">Basados en lo anterior, es propicio entonces entender que dentro del ámbito </text:span></text:span></text:p>
      <text:p text:style-name="P4"><text:span text:style-name="Teletype"><text:span text:style-name="T2">educativo es en donde se generan ideas innovadoras con más frecuencia, haciendo </text:span></text:span></text:p>
      <text:p text:style-name="P4"><text:span text:style-name="Teletype"><text:span text:style-name="T2">especial énfasis en que la innovación educativa se diferencia de la innovación en la </text:span></text:span></text:p>
      <text:p text:style-name="P4"><text:span text:style-name="Teletype"><text:span text:style-name="T2">educación en que la misma esta dirigida hacia la forma de cómo se imparten los </text:span></text:span></text:p>
      <text:p text:style-name="P4"><text:span text:style-name="Teletype"><text:span text:style-name="T2">conocimientos. La innovación en la educación hace referencia a las estructuras bajo </text:span></text:span></text:p>
      <text:p text:style-name="P4"><text:span text:style-name="Teletype"><text:span text:style-name="T2">las cuales funcionan las instituciones. </text:span></text:span></text:p>
      <text:p text:style-name="P4"><text:span text:style-name="Teletype"><text:span text:style-name="T2">Por otra parte y no menos importante la innovación tecnológica, viéndolo desde el </text:span></text:span></text:p>
      <text:p text:style-name="P4"><text:span text:style-name="Teletype"><text:span text:style-name="T2">punto de vista de los adelantos científicos pudiese estar más ligada a la actividad </text:span></text:span></text:p>
      <text:p text:style-name="P4"><text:span text:style-name="Teletype"><text:span text:style-name="T2">productiva para dar solución a problemas específicos. La relación entre las </text:span></text:span></text:p>
      <text:p text:style-name="P4"><text:span text:style-name="Teletype"><text:span text:style-name="T2">innovaciones tecnológicas y las educativas radica en la importancia que representa </text:span></text:span></text:p>
      <text:p text:style-name="P4"><text:span text:style-name="Teletype"><text:span text:style-name="T2">la una con respecto a la otra. </text:span></text:span></text:p>
      <text:p text:style-name="P4"><text:span text:style-name="Teletype"><text:span text:style-name="T2">Las innovaciones tecnológicas generalmente corresponden a procesos investigativos </text:span></text:span></text:p>
      <text:p text:style-name="P4"><text:span text:style-name="Teletype"><text:span text:style-name="T2">que conllevan a la determinación de nuevas cosas, técnicas o métodos que </text:span></text:span></text:p>
      <text:p text:style-name="P4"><text:span text:style-name="Teletype"><text:span text:style-name="T2">generalmente brinden una solución ante una necesidad establecida; mientras que la </text:span></text:span></text:p>
      <text:p text:style-name="P4"><text:span text:style-name="Teletype"><text:span text:style-name="T2">innovación educativa condiciona la manera cómo es concebido el conocimiento, </text:span></text:span></text:p>
      <text:p text:style-name="P4"><text:soft-page-break/><text:span text:style-name="Teletype"><text:span text:style-name="T2">como se hace más significativo un determinado aprendizaje, es decir, lograr que la </text:span></text:span></text:p>
      <text:p text:style-name="P4"><text:span text:style-name="Teletype"><text:span text:style-name="T2">educación mejore cada día tanto en su calidad como en su equidad. </text:span></text:span></text:p>
      <text:p text:style-name="P4"><text:span text:style-name="Teletype"><text:span text:style-name="T2">Algunos autores no clasifican la innovación, debido a que según ellos dicha </text:span></text:span></text:p>
      <text:p text:style-name="P4"><text:span text:style-name="Teletype"><text:span text:style-name="T2">clasificación carece de fundamentos teóricos, sin pensar que la misma no es </text:span></text:span></text:p>
      <text:p text:style-name="P4"><text:span text:style-name="Teletype"><text:span text:style-name="T2">aséptica y que proviene de diferentes corrientes de pensamiento, por lo tanto esta </text:span></text:span></text:p>
      <text:p text:style-name="P4"><text:span text:style-name="Teletype"><text:span text:style-name="T2">dependerá de lo que se interprete sobre ella en un determinado tiempo y espacio. </text:span></text:span></text:p>
      <text:p text:style-name="P4"><text:span text:style-name="Teletype"><text:span text:style-name="T2">Como ejemplo se presenta la situación entre las universidades y la industria, las </text:span></text:span></text:p>
      <text:p text:style-name="P4"><text:span text:style-name="Teletype"><text:span text:style-name="T2">cuales muchas veces al trabajar en conjunto desarrollan ideas muy innovadoras y </text:span></text:span></text:p>
      <text:p text:style-name="P4"><text:span text:style-name="Teletype"><text:span text:style-name="T2">relevantes que plantean soluciones a la sociedad. Dentro de las universidades se </text:span></text:span></text:p>
      <text:p text:style-name="P4"><text:span text:style-name="Teletype"><text:span text:style-name="T2">desarrollan investigaciones que plantean soluciones o mejoras de los procesos que </text:span></text:span></text:p>
      <text:p text:style-name="P4"><text:span text:style-name="Teletype"><text:span text:style-name="T2">pudiesen desarrollarse. </text:span></text:span></text:p>
      <text:p text:style-name="P4"><text:span text:style-name="Teletype"><text:span text:style-name="T2">Las instituciones educativas, deben trabajar en función de fortalecer su integración </text:span></text:span></text:p>
      <text:p text:style-name="P4"><text:span text:style-name="Teletype"><text:span text:style-name="T2">con la comunidad, participando y dejando de ser entes aislados avocados a batallar </text:span></text:span></text:p>
      <text:p text:style-name="P4"><text:span text:style-name="Teletype"><text:span text:style-name="T2">solo por obtener sus propios beneficios. De la misma forma otros sectores de la </text:span></text:span></text:p>
      <text:p text:style-name="P4"><text:span text:style-name="Teletype"><text:span text:style-name="T2">economía solo se limitan a aportar el producto que de acuerdo con sus funciones y </text:span></text:span></text:p>
      <text:p text:style-name="P4"><text:span text:style-name="Teletype"><text:span text:style-name="T2">su concepción deben aportar, olvidándose por completo del entorno que los rodea </text:span></text:span></text:p>
      <text:p text:style-name="P4"><text:span text:style-name="Teletype"><text:span text:style-name="T2">(Cultura Capitalista). </text:span></text:span></text:p>
      <text:p text:style-name="P4"><text:span text:style-name="Teletype"><text:span text:style-name="T2">En muchos casos se suprime la aparición de cualquier idea innovadora, a través de </text:span></text:span></text:p>
      <text:p text:style-name="P4"><text:span text:style-name="Teletype"><text:span text:style-name="T2">la asignación de pesadas cargas laborales, limitando el desarrollo del proceso </text:span></text:span></text:p>
      <text:p text:style-name="P4"><text:span text:style-name="Teletype"><text:span text:style-name="T2">innovador a departamentos u organizaciones creadas para ese fin dentro de las </text:span></text:span></text:p>
      <text:p text:style-name="P4"><text:span text:style-name="Teletype"><text:span text:style-name="T2">instituciones, en donde además se condicionan las ideas, considerando solo aquellas </text:span></text:span></text:p>
      <text:p text:style-name="P4"><text:span text:style-name="Teletype"><text:span text:style-name="T2">que beneficien a la productividad. Así mismo se garantiza la preservación del sistema </text:span></text:span></text:p>
      <text:p text:style-name="P4"><text:span text:style-name="Teletype"><text:span text:style-name="T2">apoyando los proyectos innovadores que abaraten los costos o generen ganancias </text:span></text:span></text:p>
      <text:p text:style-name="P4"><text:span text:style-name="Teletype"><text:span text:style-name="T2">para las elites que manejan las organizaciones. </text:span></text:span></text:p>
      <text:p text:style-name="P4"><text:span text:style-name="Teletype"><text:span text:style-name="T2">El pensamiento innovador esta dentro del ser humano, pidiendo ser escuchado, </text:span></text:span></text:p>
      <text:p text:style-name="P4"><text:span text:style-name="Teletype"><text:span text:style-name="T2">sistematizado, planificado y ejecutado; el mismo se ha visto amedrentado por la </text:span></text:span></text:p>
      <text:p text:style-name="P4"><text:soft-page-break/><text:span text:style-name="Teletype"><text:span text:style-name="T2">ideología Capitalista, la cual en la búsqueda de su expansión, limita el desarrollo de </text:span></text:span></text:p>
      <text:p text:style-name="P4"><text:span text:style-name="Teletype"><text:span text:style-name="T2">cualquier idea que atente contra su existencia. </text:span></text:span></text:p>
      <text:p text:style-name="P4"><text:span text:style-name="Teletype"><text:span text:style-name="T2">En este sentido surge la necesidad de desarrollar innovaciones que sirvan a las </text:span></text:span></text:p>
      <text:p text:style-name="P4"><text:span text:style-name="Teletype"><text:span text:style-name="T2">comunidades para satisfacer sus necesidades puntuales y mejorar las condiciones </text:span></text:span></text:p>
      <text:p text:style-name="P4"><text:span text:style-name="Teletype"><text:span text:style-name="T2">de vida de sus habitantes. Esto además, significa poner en práctica el libre </text:span></text:span></text:p>
      <text:p text:style-name="P4"><text:span text:style-name="Teletype"><text:span text:style-name="T2">pensamiento, desarrollando nuevas ideas que logren liberarnos de las cadenas que, </text:span></text:span></text:p>
      <text:p text:style-name="P4"><text:span text:style-name="Teletype"><text:span text:style-name="T2">hoy en día, aún nos son impuestas por el capitalismo. </text:span></text:span></text:p>
      <text:p text:style-name="P4"><text:span text:style-name="Teletype"><text:span text:style-name="T2">La finalidad de este ensayo es dejar ver, como en cierta forma nos han manipulado, </text:span></text:span></text:p>
      <text:p text:style-name="P4"><text:span text:style-name="Teletype"><text:span text:style-name="T2">haciéndonos creer que somos incapaces de generar una idea brillante e innovadora </text:span></text:span></text:p>
      <text:p text:style-name="P4"><text:span text:style-name="Teletype"><text:span text:style-name="T2">y de esa forma garantizar su dominio sobre nosotros, condicionando nuestra forma </text:span></text:span></text:p>
      <text:p text:style-name="P4"><text:span text:style-name="Teletype"><text:span text:style-name="T2">de pensar sometiéndonos desde el comienzo de nuestras vidas a una ideología </text:span></text:span></text:p>
      <text:p text:style-name="P4"><text:span text:style-name="Teletype"><text:span text:style-name="T2">capitalista, impregnada de atropellos hacia nuestra libertad de pensamiento. La </text:span></text:span></text:p>
      <text:p text:style-name="P4"><text:span text:style-name="Teletype"><text:span text:style-name="T2">verdadera libertad esta en poder expresar nuestras ideas sin temor a ser señalado; </text:span></text:span></text:p>
      <text:p text:style-name="P4"><text:span text:style-name="Teletype"><text:span text:style-name="T2">valorar lo nuestro, enaltecer lo alcanzado, desarrollar un ambiente que propicie el </text:span></text:span></text:p>
      <text:p text:style-name="P4"><text:span text:style-name="Teletype"><text:span text:style-name="T2">surgimiento de ideas nuevas e innovadoras y materializar las mismas con la </text:span></text:span></text:p>
      <text:p text:style-name="P4"><text:span text:style-name="Teletype"><text:span text:style-name="T2">intención de ir mejorando cada día, en conclusión este es el único camino hacia la </text:span></text:span></text:p>
      <text:p text:style-name="P4"><text:span text:style-name="Teletype"><text:span text:style-name="T2">plena soberanía. </text:span></text:span></text:p>
      <text:p text:style-name="P4"><text:span text:style-name="Teletype"><text:span text:style-name="T2"/></text:span></text:p>
      <text:p text:style-name="P3"><text:toc-mark-start text:id="IMark188488772" text:outline-level="2"/><text:span text:style-name="Teletype"><text:span text:style-name="T5">Figura de las mujeres en el movimiento social del Software Libre</text:span></text:span><text:toc-mark-end text:id="IMark188488772"/></text:p>
      <text:p text:style-name="P6"><text:span text:style-name="Teletype"><text:span text:style-name="T4">Clara Jaspe</text:span></text:span></text:p>
      <text:p text:style-name="P4"><text:span text:style-name="Teletype"><text:span text:style-name="T2"/></text:span></text:p>
      <text:p text:style-name="P4"><text:span text:style-name="Teletype"><text:span text:style-name="T2">Es cosa que desconsuela ver como se vuela la Buela con tanta descortesía que es como si en este día le arrancaran una muela... </text:span></text:span></text:p>
      <text:p text:style-name="P4"><text:span text:style-name="Teletype"><text:span text:style-name="T2">o dos a la policía. </text:span></text:span></text:p>
      <text:p text:style-name="P4"><text:span text:style-name="Teletype"><text:span text:style-name="T2">(Poema publicado en un periódico de Argentina a propósito de la fuga exitosa de Juana Rouco Buela, debido a la persecución de anarquistas </text:span></text:span></text:p>
      <text:p text:style-name="P4"><text:span text:style-name="Teletype"><text:span text:style-name="T2">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4"><text:span text:style-name="Teletype"><text:span text:style-name="T4">a ella mis lineas y admiración.</text:span></text:span></text:p>
      <text:p text:style-name="P4"><text:span text:style-name="Teletype"><text:span text:style-name="T4"/></text:span></text:p>
      <text:p text:style-name="P4"><text:span text:style-name="Teletype"><text:span text:style-name="T2"/></text:span></text:p>
      <text:p text:style-name="P4"><text:soft-page-break/><text:span text:style-name="Teletype"><text:span text:style-name="T2">Con este pequeño esfuerzo espero contribuir con el objetivo en marcha de la </text:span></text:span></text:p>
      <text:p text:style-name="P4"><text:span text:style-name="Teletype"><text:span text:style-name="T2">incorporación del tema de la posición y condiciones de la mujer en contextos de </text:span></text:span></text:p>
      <text:p text:style-name="P4"><text:span text:style-name="Teletype"><text:span text:style-name="T2">debate e implementación de tecnologías libres, también incitar a dar una vuelta </text:span></text:span></text:p>
      <text:p text:style-name="P4"><text:span text:style-name="Teletype"><text:span text:style-name="T2">total de tuerca a la relación mujer-hombre, con la especificidad de la brecha de </text:span></text:span></text:p>
      <text:p text:style-name="P4"><text:span text:style-name="Teletype"><text:span text:style-name="T2">genero que existe en el Movimiento de Software Libre a nivel mundial que ha </text:span></text:span></text:p>
      <text:p text:style-name="P4"><text:span text:style-name="Teletype"><text:span text:style-name="T2">invisivilizado la participación activa de estas mujeres promotoras del Software </text:span></text:span></text:p>
      <text:p text:style-name="P4"><text:span text:style-name="Teletype"><text:span text:style-name="T2">Libre. Por ello creo necesario que se discuta, se tome conciencia y tod@s nos </text:span></text:span></text:p>
      <text:p text:style-name="P4"><text:span text:style-name="Teletype"><text:span text:style-name="T2">sensibilizemos ante esta problemática, para pisar fuerte en espacios que han sido </text:span></text:span></text:p>
      <text:p text:style-name="P4"><text:span text:style-name="Teletype"><text:span text:style-name="T2">vedados. </text:span></text:span></text:p>
      <text:p text:style-name="P4"><text:span text:style-name="Teletype"><text:span text:style-name="T2">Figura de las mujeres en el movimiento social del Software Libre. </text:span></text:span></text:p>
      <text:p text:style-name="P4"><text:span text:style-name="Teletype"><text:span text:style-name="T2">Clara Jaspe. </text:span></text:span></text:p>
      <text:p text:style-name="P4"><text:span text:style-name="Teletype"><text:span text:style-name="T2">Existe un desbalance considerable entre la comunidad de Software Libre, en </text:span></text:span></text:p>
      <text:p text:style-name="P4"><text:span text:style-name="Teletype"><text:span text:style-name="T2">cuanto a la participación de hombres y mujeres. En numerosos sitios web señalan </text:span></text:span></text:p>
      <text:p text:style-name="P4"><text:span text:style-name="Teletype"><text:span text:style-name="T2">que la participación femenina en el Movimiento de Software Libre no supera el 3%. </text:span></text:span></text:p>
      <text:p text:style-name="P4"><text:span text:style-name="Teletype"><text:span text:style-name="T2">Es este paradigma de roles en la sociedad el que atraviesa transversalmente la </text:span></text:span></text:p>
      <text:p text:style-name="P4"><text:span text:style-name="Teletype"><text:span text:style-name="T2">problemática, por ejemplo, en las carreras técnicas como la computación, la </text:span></text:span></text:p>
      <text:p text:style-name="P4"><text:span text:style-name="Teletype"><text:span text:style-name="T2">ingeniería mecánica, es frecuente ver mas hombres que mujeres, y lo que es </text:span></text:span></text:p>
      <text:p text:style-name="P4"><text:span text:style-name="Teletype"><text:span text:style-name="T2">devastador, se ha llegado a normalizar esta situación. Parece que no nos damos </text:span></text:span></text:p>
      <text:p text:style-name="P4"><text:span text:style-name="Teletype"><text:span text:style-name="T2">cuenta que niñas y niños siguen recibiendo el refuerzo típico del papel que deben </text:span></text:span></text:p>
      <text:p text:style-name="P4"><text:span text:style-name="Teletype"><text:span text:style-name="T2">cumplir en la sociedad. A las niñas... muñecas y ollitas y a los varoncitos... carros </text:span></text:span></text:p>
      <text:p text:style-name="P4"><text:span text:style-name="Teletype"><text:span text:style-name="T2">y herramientas. </text:span></text:span></text:p>
      <text:p text:style-name="P4"><text:span text:style-name="Teletype"><text:span text:style-name="T2">Pienso entonces que estos patrones culturales se reproducen al afirmar, a veces </text:span></text:span></text:p>
      <text:p text:style-name="P4"><text:span text:style-name="Teletype"><text:span text:style-name="T2">de forma ludica, que las mujeres se distraen con frecuencia y que no suelen </text:span></text:span></text:p>
      <text:p text:style-name="P4"><text:span text:style-name="Teletype"><text:span text:style-name="T2">cc Atribución, Compartir Bajo la misma Licencia de Creative Commons </text:span></text:span></text:p>
      <text:p text:style-name="P4"><text:span text:style-name="Teletype"><text:span text:style-name="T2">razonar de manera lógica, [para las herramientas] o el tan común y terrible </text:span></text:span></text:p>
      <text:p text:style-name="P4"><text:span text:style-name="Teletype"><text:span text:style-name="T2">“sentimiento maternal” [para las muñecas]. También he podido apreciar que las </text:span></text:span></text:p>
      <text:p text:style-name="P4"><text:span text:style-name="Teletype"><text:span text:style-name="T2">discusiones de la comunidad suelen hacerse por las listas de correo y </text:span></text:span><text:soft-page-break/><text:span text:style-name="Teletype"><text:span text:style-name="T2">que la </text:span></text:span></text:p>
      <text:p text:style-name="P4"><text:span text:style-name="Teletype"><text:span text:style-name="T2">participación en la comunidad es meritocrática, este tipo de condiciones se refleja </text:span></text:span></text:p>
      <text:p text:style-name="P4"><text:span text:style-name="Teletype"><text:span text:style-name="T2">y afecta la participación de mujeres y hombres. </text:span></text:span></text:p>
      <text:p text:style-name="P4"><text:span text:style-name="Teletype"><text:span text:style-name="T2">La mayoría de los aportes de los integrantes de la Comunidad de Software Libre </text:span></text:span></text:p>
      <text:p text:style-name="P4"><text:span text:style-name="Teletype"><text:span text:style-name="T2">es voluntario. En la actualidad, el tiempo libre de los hombres puede ser mejor </text:span></text:span></text:p>
      <text:p text:style-name="P4"><text:span text:style-name="Teletype"><text:span text:style-name="T2">invertido que el de las mujeres, puesto que a ellas, después de la jornada laboral, </text:span></text:span></text:p>
      <text:p text:style-name="P4"><text:span text:style-name="Teletype"><text:span text:style-name="T2">les espera otra en el espacio doméstico, se deja la responsabilidad privada en el </text:span></text:span></text:p>
      <text:p text:style-name="P4"><text:span text:style-name="Teletype"><text:span text:style-name="T2">núcleo familiar y atiza la competencia entre hombres y mujeres. </text:span></text:span></text:p>
      <text:p text:style-name="P4"><text:span text:style-name="Teletype"><text:span text:style-name="T2">Sustentando lo anterior, cabe señalar que miembros hombres de la comunidad </text:span></text:span></text:p>
      <text:p text:style-name="P4"><text:span text:style-name="Teletype"><text:span text:style-name="T2">tienen familias con hijos y todo, y parejas fuera de este grupo, pero con las chicas </text:span></text:span></text:p>
      <text:p text:style-name="P4"><text:span text:style-name="Teletype"><text:span text:style-name="T2">ocurre todo lo contrario, es decir, sin hijos, solteras o con pareja de la misma </text:span></text:span></text:p>
      <text:p text:style-name="P4"><text:span text:style-name="Teletype"><text:span text:style-name="T2">comunidad, no digo que sea una constante que defina a los activistas, solo es una </text:span></text:span></text:p>
      <text:p text:style-name="P4"><text:span text:style-name="Teletype"><text:span text:style-name="T2">señal que apunta a que son unos los que gozan de tiempo libre mas que otras. </text:span></text:span></text:p>
      <text:p text:style-name="P4"><text:span text:style-name="Teletype"><text:span text:style-name="T2">Para trascender esta situación hay que aceptar la existencia de un problema de </text:span></text:span></text:p>
      <text:p text:style-name="P4"><text:span text:style-name="Teletype"><text:span text:style-name="T2">tod@s, que se involucren tanto mujeres como hombres, ya que al referirme a una </text:span></text:span></text:p>
      <text:p text:style-name="P4"><text:span text:style-name="Teletype"><text:span text:style-name="T2">problemática de genero, no es una afectación característica de las mujeres, este </text:span></text:span></text:p>
      <text:p text:style-name="P4"><text:span text:style-name="Teletype"><text:span text:style-name="T2">sera de fácil y pronto alcance si todos los que hacen vida en la Comunidad de </text:span></text:span></text:p>
      <text:p text:style-name="P4"><text:span text:style-name="Teletype"><text:span text:style-name="T2">Software Libre piensan y desmonten estas conductas que avalan y normalizan las </text:span></text:span></text:p>
      <text:p text:style-name="P4"><text:span text:style-name="Teletype"><text:span text:style-name="T2">desigualdades relacionadas inmediatamente con el género. </text:span></text:span></text:p>
      <text:p text:style-name="P4"><text:span text:style-name="Teletype"><text:span text:style-name="T2">Me parece oportuno hacer mención de una entrevista realizada por </text:span></text:span><text:span text:style-name="Teletype"><text:span text:style-name="T2">Software Libre </text:span></text:span></text:p>
      <text:p text:style-name="P4"><text:span text:style-name="Teletype"><text:span text:style-name="T2">Chile a Richard Stallman, publicada en http://www.softwarelibre.cl/drupal//? </text:span></text:span></text:p>
      <text:p text:style-name="P4"><text:span text:style-name="Teletype"><text:span text:style-name="T2">q=node/1080, fundador del Movimiento de Software libre, de la Free Software </text:span></text:span></text:p>
      <text:p text:style-name="P4"><text:span text:style-name="Teletype"><text:span text:style-name="T2">Foundation y del Proyecto GNU, que con su ética extendió a través del uso de la </text:span></text:span></text:p>
      <text:p text:style-name="P4"><text:span text:style-name="Teletype"><text:span text:style-name="T2">cc Atribución, Compartir Bajo la misma Licencia de Creative Commons </text:span></text:span></text:p>
      <text:p text:style-name="P4"><text:span text:style-name="Teletype"><text:span text:style-name="T2">tecnología: “la libertad, democracia, derechos humanos y desarrollo”, donde se </text:span></text:span></text:p>
      <text:p text:style-name="P4"><text:span text:style-name="Teletype"><text:span text:style-name="T2">pretende abordar la cuestión de la presencia e intervención de las mujeres en el </text:span></text:span></text:p>
      <text:p text:style-name="P4"><text:span text:style-name="Teletype"><text:span text:style-name="T2">Movimiento del Software Libre. </text:span></text:span></text:p>
      <text:p text:style-name="P4"><text:soft-page-break/><text:span text:style-name="Teletype"><text:span text:style-name="T2">He aquí algunos fragmentos que me han llamado atención. (Sé que es una actitud </text:span></text:span></text:p>
      <text:p text:style-name="P4"><text:span text:style-name="Teletype"><text:span text:style-name="T2">sumamente subjetiva y circunstancial pues he escogido con perspicacia ciertas </text:span></text:span></text:p>
      <text:p text:style-name="P4"><text:span text:style-name="Teletype"><text:span text:style-name="T2">respuestas del fundador del movimiento, pero solo para evidenciar la brecha de </text:span></text:span></text:p>
      <text:p text:style-name="P4"><text:span text:style-name="Teletype"><text:span text:style-name="T2">género existente en la comunidad). </text:span></text:span></text:p>
      <text:p text:style-name="P4"><text:span text:style-name="Teletype"><text:span text:style-name="T2">S.L.Ch: Hablemos de mujeres y tecnología en general, parece que siempre </text:span></text:span></text:p>
      <text:p text:style-name="P4"><text:span text:style-name="Teletype"><text:span text:style-name="T2">hemos estado relegadas a un segundo plano. ¿Cuál ha sido tu experiencia </text:span></text:span></text:p>
      <text:p text:style-name="P4"><text:span text:style-name="Teletype"><text:span text:style-name="T2">trabajando con mujeres? ¿Cómo has sentido tú y como percibes la lucha de </text:span></text:span></text:p>
      <text:p text:style-name="P4"><text:span text:style-name="Teletype"><text:span text:style-name="T2">las mujeres por sus derechos? </text:span></text:span></text:p>
      <text:p text:style-name="P4"><text:span text:style-name="Teletype"><text:span text:style-name="T2">R.S: No he trabajado con ninguna mujer en proyectos como programador; </text:span></text:span></text:p>
      <text:p text:style-name="P4"><text:span text:style-name="Teletype"><text:span text:style-name="T2">no creo que haya ninguna voluntaria trabajando en Emacs o GCC (GNU </text:span></text:span></text:p>
      <text:p text:style-name="P4"><text:span text:style-name="Teletype"><text:span text:style-name="T2">Compiler Collection) (...) </text:span></text:span></text:p>
      <text:p text:style-name="P4"><text:span text:style-name="Teletype"><text:span text:style-name="T2">Una respuesta precisa y sucinta. </text:span></text:span></text:p>
      <text:p text:style-name="P4"><text:span text:style-name="Teletype"><text:span text:style-name="T2">S.L.Ch: ¿Qué cantidad mujeres existen como miembros participantes de la </text:span></text:span></text:p>
      <text:p text:style-name="P4"><text:span text:style-name="Teletype"><text:span text:style-name="T2">Free Software Foundation? </text:span></text:span></text:p>
      <text:p text:style-name="P4"><text:span text:style-name="Teletype"><text:span text:style-name="T2">R.S: Todos son hombres en el consejo FSF. Los fundadores de la FSF eran </text:span></text:span></text:p>
      <text:p text:style-name="P4"><text:span text:style-name="Teletype"><text:span text:style-name="T2">todos hombres. Esto refleja el factor de que el terreno de la programación y </text:span></text:span></text:p>
      <text:p text:style-name="P4"><text:span text:style-name="Teletype"><text:span text:style-name="T2">de la comunidad del software libre es mayoritariamente masculino. </text:span></text:span></text:p>
      <text:p text:style-name="P4"><text:span text:style-name="Teletype"><text:span text:style-name="T2">Aquí, creo necesario observar el fenómeno y con ojo antropológico, generalmente </text:span></text:span></text:p>
      <text:p text:style-name="P4"><text:span text:style-name="Teletype"><text:span text:style-name="T2">problematizador, admitir el arraigo de un concepto erróneo del asunto avalado por </text:span></text:span></text:p>
      <text:p text:style-name="P4"><text:span text:style-name="Teletype"><text:span text:style-name="T2">paradigmas socio-culturales. Para la mayoría de los [hombres] que hacen vida en </text:span></text:span></text:p>
      <text:p text:style-name="P4"><text:span text:style-name="Teletype"><text:span text:style-name="T2">el Movimiento de Software Libre, la falta de féminas en la comunidad y más en los </text:span></text:span></text:p>
      <text:p text:style-name="P4"><text:span text:style-name="Teletype"><text:span text:style-name="T2">foros de Software Libre es porque “las mujeres” no intervienen. Con </text:span></text:span><text:span text:style-name="Teletype"><text:span text:style-name="T2">esto, entiendo </text:span></text:span></text:p>
      <text:p text:style-name="P4"><text:span text:style-name="Teletype"><text:span text:style-name="T2">cc Atribución, Compartir Bajo la misma Licencia de Creative Commons </text:span></text:span></text:p>
      <text:p text:style-name="P4"><text:span text:style-name="Teletype"><text:span text:style-name="T2">entonces que como el Movimiento es incluyente, ya que no existen muros </text:span></text:span></text:p>
      <text:p text:style-name="P4"><text:span text:style-name="Teletype"><text:span text:style-name="T2">formales de incorporación, responsabiliza inmediatamente al otro sexo de no </text:span></text:span></text:p>
      <text:p text:style-name="P4"><text:span text:style-name="Teletype"><text:span text:style-name="T2">integrarse y hacerse escuchar. </text:span></text:span></text:p>
      <text:p text:style-name="P4"><text:span text:style-name="Teletype"><text:span text:style-name="T2">S.L.Ch: ¿Qué te parece la existencia de grupos específicos de chicas por </text:span></text:span></text:p>
      <text:p text:style-name="P4"><text:span text:style-name="Teletype"><text:span text:style-name="T2">ejemplo de Debian Women o Ubuntu women? </text:span></text:span></text:p>
      <text:p text:style-name="P4"><text:span text:style-name="Teletype"><text:span text:style-name="T2">R.S: Perdón, no sé nada de esos grupos. Lo que sé sobre Debian y Ubuntu </text:span></text:span></text:p>
      <text:p text:style-name="P4"><text:span text:style-name="Teletype"><text:span text:style-name="T2">es que ambos distribuyen software no libre (non-free software). </text:span></text:span></text:p>
      <text:p text:style-name="P4"><text:soft-page-break/><text:span text:style-name="Teletype"><text:span text:style-name="T2">Existe un sitio en la red que potencia y visibiliza la presencia de mujeres </text:span></text:span></text:p>
      <text:p text:style-name="P4"><text:span text:style-name="Teletype"><text:span text:style-name="T2">impulsoras del Movimiento de Software Libre en distintas partes del mundo, listas </text:span></text:span></text:p>
      <text:p text:style-name="P4"><text:span text:style-name="Teletype"><text:span text:style-name="T2">de correo electrónico de Software Libre, grupos y redes y mujeres hackers, una </text:span></text:span></text:p>
      <text:p text:style-name="P4"><text:span text:style-name="Teletype"><text:span text:style-name="T2">cantidad de nombres desconocidos (detrás de los cuales hay mujeres y, espero, </text:span></text:span></text:p>
      <text:p text:style-name="P4"><text:span text:style-name="Teletype"><text:span text:style-name="T2">hombres trabajando por la libertad del software), hasta por los [hombres] mas </text:span></text:span></text:p>
      <text:p text:style-name="P4"><text:span text:style-name="Teletype"><text:span text:style-name="T2">comprometidos con el desarrollo, transformación y difusión del Software Libre. </text:span></text:span></text:p>
      <text:p text:style-name="P4"><text:span text:style-name="Teletype"><text:span text:style-name="T2">S.L.Ch: ¿Y qué mujeres relevantes mencionarías en la Free Software </text:span></text:span></text:p>
      <text:p text:style-name="P4"><text:span text:style-name="Teletype"><text:span text:style-name="T2">Foundation Europa? ¿ y en el proyecto GNU? </text:span></text:span></text:p>
      <text:p text:style-name="P4"><text:span text:style-name="Teletype"><text:span text:style-name="T2">R.S: No sé si hay alguna mujer involucrada en la Free Software Foundation </text:span></text:span></text:p>
      <text:p text:style-name="P4"><text:span text:style-name="Teletype"><text:span text:style-name="T2">de Europa, pero hay una en la organización entre los directores de la Free </text:span></text:span></text:p>
      <text:p text:style-name="P4"><text:span text:style-name="Teletype"><text:span text:style-name="T2">Software Foundation de Latino América1 (...) </text:span></text:span></text:p>
      <text:p text:style-name="P4"><text:span text:style-name="Teletype"><text:span text:style-name="T2">En 2009 en la FSFE fue electa como vicepresidenta Fernanda G. Waiden [una </text:span></text:span></text:p>
      <text:p text:style-name="P4"><text:span text:style-name="Teletype"><text:span text:style-name="T2">mujer]. </text:span></text:span></text:p>
      <text:p text:style-name="P4"><text:span text:style-name="Teletype"><text:span text:style-name="T2">1 Fernanda “Nanda” G. Weiden es una administradora de sistemas y perteneció al </text:span></text:span></text:p>
      <text:p text:style-name="P4"><text:span text:style-name="Teletype"><text:span text:style-name="T2">Consejo de la Fundación de Software Libre América Latina. Participante en el Proyecto </text:span></text:span></text:p>
      <text:p text:style-name="P4"><text:span text:style-name="Teletype"><text:span text:style-name="T2">Debian Women y es organizadora del Forum Internacional del Software Libre en Brasil. </text:span></text:span></text:p>
      <text:p text:style-name="P4"><text:span text:style-name="Teletype"><text:span text:style-name="T2">Fernanda G. Waiden fue electa vicepresidenta de la Free Software Foundation Europa en </text:span></text:span></text:p>
      <text:p text:style-name="P4"><text:span text:style-name="Teletype"><text:span text:style-name="T2">junio de 2009 (http://en.wikipedia.org/wiki/Fernanda G. Weiden) </text:span></text:span></text:p>
      <text:p text:style-name="P4"><text:span text:style-name="Teletype"><text:span text:style-name="T2">cc Atribución, Compartir Bajo la misma Licencia de Creative Commons </text:span></text:span></text:p>
      <text:p text:style-name="P4"><text:span text:style-name="Teletype"><text:span text:style-name="T2">(...)Está claro que los mantenedores, los responsables, son casi todos </text:span></text:span></text:p>
      <text:p text:style-name="P4"><text:span text:style-name="Teletype"><text:span text:style-name="T2">hombres. Este no es un dato que muestre preferencias por nuestra </text:span></text:span><text:span text:style-name="Teletype"><text:span text:style-name="T2">parte, </text:span></text:span></text:p>
      <text:p text:style-name="P4"><text:span text:style-name="Teletype"><text:span text:style-name="T2">sino porque los voluntarios para estos trabajos suelen ser hombres. </text:span></text:span></text:p>
      <text:p text:style-name="P4"><text:span text:style-name="Teletype"><text:span text:style-name="T2">En este momento nos encontramos con, el devastador tema, la división social del </text:span></text:span></text:p>
      <text:p text:style-name="P4"><text:span text:style-name="Teletype"><text:span text:style-name="T2">trabajo que parece presentarse en todas las situaciones de la dinámica social. Si </text:span></text:span></text:p>
      <text:p text:style-name="P4"><text:span text:style-name="Teletype"><text:span text:style-name="T2">esto es como parece, las mujeres en Software Libre son las encargadas de </text:span></text:span></text:p>
      <text:p text:style-name="P4"><text:span text:style-name="Teletype"><text:span text:style-name="T2">mandar a hacer los recordatorios y agendas de los equipos, atender los stands y </text:span></text:span></text:p>
      <text:p text:style-name="P4"><text:span text:style-name="Teletype"><text:span text:style-name="T2">llevar el micrófono a los panelistas. </text:span></text:span></text:p>
      <text:p text:style-name="P4"><text:span text:style-name="Teletype"><text:span text:style-name="T2">Un activista del Movimiento de Software libre me comento que es difícil hallar </text:span></text:span></text:p>
      <text:p text:style-name="P4"><text:soft-page-break/><text:span text:style-name="Teletype"><text:span text:style-name="T2">mujeres desarrollando documentación, hackeando, o promoviendo estrategias </text:span></text:span></text:p>
      <text:p text:style-name="P4"><text:span text:style-name="Teletype"><text:span text:style-name="T2">para el uso y distribución de software libre. Pero sé que hay muchas chicas que lo </text:span></text:span></text:p>
      <text:p text:style-name="P4"><text:span text:style-name="Teletype"><text:span text:style-name="T2">están haciendo, como las del grupo L-accesible-Proyecto “Un mundo Accesible”. </text:span></text:span></text:p>
      <text:p text:style-name="P4"><text:span text:style-name="Teletype"><text:span text:style-name="T2">Hay en todo el mundo muchísimas mas mujeres impulsando la consolidación y </text:span></text:span></text:p>
      <text:p text:style-name="P4"><text:span text:style-name="Teletype"><text:span text:style-name="T2">uso del Software Libre, algunas imbuidas en la reflexión de las problemáticas de </text:span></text:span></text:p>
      <text:p text:style-name="P4"><text:span text:style-name="Teletype"><text:span text:style-name="T2">género y otras no, pero en todo caso debemos saber que están ahí. </text:span></text:span></text:p>
      <text:p text:style-name="P4"><text:span text:style-name="Teletype"><text:span text:style-name="T2">Creo necesario que al hablar de movimientos sociales debemos identificar a cada </text:span></text:span></text:p>
      <text:p text:style-name="P4"><text:span text:style-name="Teletype"><text:span text:style-name="T2">un@ de sus integrantes para que no se piense a la “masa” como solo un tumulto </text:span></text:span></text:p>
      <text:p text:style-name="P4"><text:span text:style-name="Teletype"><text:span text:style-name="T2">de gente que hace bulla, debemos identificar a cada integrante que aporta </text:span></text:span></text:p>
      <text:p text:style-name="P4"><text:span text:style-name="Teletype"><text:span text:style-name="T2">conocimientos individuales pero que colectivamente se encaminan al beneficio de </text:span></text:span></text:p>
      <text:p text:style-name="P4"><text:span text:style-name="Teletype"><text:span text:style-name="T2">tod@s. </text:span></text:span></text:p>
      <text:p text:style-name="P4"><text:span text:style-name="Teletype"><text:span text:style-name="T2"><text:s/></text:span></text:span></text:p>
      <text:p text:style-name="P4"><text:span text:style-name="Teletype"><text:span text:style-name="T2">cc Atribución, Compartir Bajo la misma Licencia de Creative Commons </text:span></text:span></text:p>
      <text:p text:style-name="P4"><text:span text:style-name="Teletype"><text:span text:style-name="T2"/></text:span></text:p>
      <text:p text:style-name="P4"><text:span text:style-name="Teletype"><text:span text:style-name="T2"/></text:span></text:p>
      <text:p text:style-name="P3"><text:toc-mark-start text:id="IMark195580540" text:outline-level="2"/><text:span text:style-name="Teletype"><text:span text:style-name="T3">La Rebelión de los Perros</text:span></text:span><text:toc-mark-end text:id="IMark195580540"/><text:span text:style-name="Teletype"><text:span text:style-name="T2"> </text:span></text:span></text:p>
      <text:p text:style-name="P4"><text:span text:style-name="Teletype"><text:span text:style-name="T2">por Stephenson Prieto </text:span></text:span></text:p>
      <text:p text:style-name="P4"><text:span text:style-name="Teletype"><text:span text:style-name="T2">Parte 1 </text:span></text:span></text:p>
      <text:p text:style-name="P4"><text:span text:style-name="Teletype"><text:span text:style-name="T2">La Revelación </text:span></text:span></text:p>
      <text:p text:style-name="P4"><text:span text:style-name="Teletype"><text:span text:style-name="T2">¿Qué pasaría si un día los perros tomaran conciencia?... ¿estarían a gusto con su </text:span></text:span></text:p>
      <text:p text:style-name="P4"><text:span text:style-name="Teletype"><text:span text:style-name="T2">condición?. </text:span></text:span></text:p>
      <text:p text:style-name="P4"><text:span text:style-name="Teletype"><text:span text:style-name="T2">Invito al lector a que imaginemos que en un apartado rincón de este mundo, exista un perro </text:span></text:span></text:p>
      <text:p text:style-name="P4"><text:span text:style-name="Teletype"><text:span text:style-name="T2">al que llamaremos “Marco” y que por algún extraño designio del destino, este perro </text:span></text:span></text:p>
      <text:p text:style-name="P4"><text:span text:style-name="Teletype"><text:span text:style-name="T2">simplemente tomara conciencia. </text:span></text:span></text:p>
      <text:p text:style-name="P4"><text:span text:style-name="Teletype"><text:span text:style-name="T2">No elucubraremos aquí sobre las causas científico-genéticas que </text:span></text:span><text:span text:style-name="Teletype"><text:span text:style-name="T2">lleven a que este animal </text:span></text:span></text:p>
      <text:p text:style-name="P4"><text:span text:style-name="Teletype"><text:span text:style-name="T2">tome conciencia, no sabemos cómo pasó, sólo diremos que pasó. </text:span></text:span></text:p>
      <text:p text:style-name="P4"><text:span text:style-name="Teletype"><text:span text:style-name="T2">Marco, que sería un perro un poco ya anciano, se comunicaría con otros perros, y les </text:span></text:span></text:p>
      <text:p text:style-name="P4"><text:span text:style-name="Teletype"><text:span text:style-name="T2">transmitiría que ha tenido una revelación. </text:span></text:span></text:p>
      <text:p text:style-name="P4"><text:span text:style-name="Teletype"><text:span text:style-name="T2">Marco habría mirado a su alrededor, y se habría dado cuenta de que el mundo tiene un </text:span></text:span></text:p>
      <text:p text:style-name="P4"><text:span text:style-name="Teletype"><text:span text:style-name="T2">“orden”, y en ese orden ellos son “animales” y los seres humanos son “los amos”. </text:span></text:span></text:p>
      <text:p text:style-name="P4"><text:span text:style-name="Teletype"><text:span text:style-name="T2">En ese momento las heréticas palabras de Marco no son tan comprensibles para el resto de </text:span></text:span></text:p>
      <text:p text:style-name="P4"><text:soft-page-break/><text:span text:style-name="Teletype"><text:span text:style-name="T2">los perros, que creen estar a gusto con su condición y por como son las cosas. </text:span></text:span></text:p>
      <text:p text:style-name="P4"><text:span text:style-name="Teletype"><text:span text:style-name="T2">Todas las noches, todos los perros de la cuadra se reúnen para escuchar a Marco, aunque </text:span></text:span></text:p>
      <text:p text:style-name="P4"><text:span text:style-name="Teletype"><text:span text:style-name="T2">no comparten sus ideas, lo respetan. </text:span></text:span></text:p>
      <text:p text:style-name="P4"><text:span text:style-name="Teletype"><text:span text:style-name="T2">Marco tendría esa revelación, y se dedicaría a examinar las injusticias y la formas en que su </text:span></text:span></text:p>
      <text:p text:style-name="P4"><text:span text:style-name="Teletype"><text:span text:style-name="T2">raza habría sido dominada, entonces Marco dedicaría sus últimos años a intentar algo </text:span></text:span></text:p>
      <text:p text:style-name="P4"><text:span text:style-name="Teletype"><text:span text:style-name="T2">insólito hasta entonces: Escribir. Sería así como escribiría el primer “Códice Canino”. </text:span></text:span></text:p>
      <text:p text:style-name="P4"><text:span text:style-name="Teletype"><text:span text:style-name="T2">El Códice Canino sólo contendría diez páginas, pero en ella estarían resumidas toda la </text:span></text:span></text:p>
      <text:p text:style-name="P4"><text:span text:style-name="Teletype"><text:span text:style-name="T2">sabiduría de Marco y su revelación. Con este simple libro Marco habría logrado un grandioso </text:span></text:span></text:p>
      <text:p text:style-name="P4"><text:span text:style-name="Teletype"><text:span text:style-name="T2">hito sin saberlo... habría comenzado realmente para todos los perros “su” historia. </text:span></text:span></text:p>
      <text:p text:style-name="P4"><text:span text:style-name="Teletype"><text:span text:style-name="T2">Poco tiempo después, Marco moriría sería lanzado “como un perro” en uno de los basureros </text:span></text:span></text:p>
      <text:p text:style-name="P4"><text:span text:style-name="Teletype"><text:span text:style-name="T2">cercanos. </text:span></text:span></text:p>
      <text:p text:style-name="P4"><text:span text:style-name="Teletype"><text:span text:style-name="T2">Parte 2 </text:span></text:span></text:p>
      <text:p text:style-name="P4"><text:span text:style-name="Teletype"><text:span text:style-name="T2">El Orden </text:span></text:span></text:p>
      <text:p text:style-name="P4"><text:span text:style-name="Teletype"><text:span text:style-name="T2">Los seres humanos son los “amos”. Tienen estudios que prueban que son los seres mas </text:span></text:span></text:p>
      <text:p text:style-name="P4"><text:span text:style-name="Teletype"><text:span text:style-name="T2">inteligentes del planeta y además poseen libros que señalan textualmente que son los </text:span></text:span></text:p>
      <text:p text:style-name="P4"><text:span text:style-name="Teletype"><text:span text:style-name="T2">“amos” por designio divino, son el centro de la creación. </text:span></text:span></text:p>
      <text:p text:style-name="P4"><text:span text:style-name="Teletype"><text:span text:style-name="T2">Los humanos no sólo tienen el cerebro mas desarrollado que todos los demás animales, sino </text:span></text:span></text:p>
      <text:p text:style-name="P4"><text:span text:style-name="Teletype"><text:span text:style-name="T2">que también son los únicos seres del planeta que tienen el privilegio de tener (siempre según </text:span></text:span></text:p>
      <text:p text:style-name="P4"><text:span text:style-name="Teletype"><text:span text:style-name="T2">ellos) algo llamado “alma”. </text:span></text:span></text:p>
      <text:p text:style-name="P4"><text:span text:style-name="Teletype"><text:span text:style-name="T2">Por lo tanto el resto de los animales están en el planeta para servir a estos reyes de la </text:span></text:span></text:p>
      <text:p text:style-name="P4"><text:span text:style-name="Teletype"><text:span text:style-name="T2">creación. </text:span></text:span></text:p>
      <text:p text:style-name="P4"><text:span text:style-name="Teletype"><text:span text:style-name="T2">Los perros, originalmente eran animales silvestres, pero en un proceso de miles de años </text:span></text:span></text:p>
      <text:p text:style-name="P4"><text:span text:style-name="Teletype"><text:span text:style-name="T2">fueron “domesticados”. Esta domesticación le quitó al perro su esencia de libertad y los </text:span></text:span></text:p>
      <text:p text:style-name="P4"><text:span text:style-name="Teletype"><text:span text:style-name="T2">convirtió en lo que son hoy en día. </text:span></text:span></text:p>
      <text:p text:style-name="P4"><text:span text:style-name="Teletype"><text:span text:style-name="T2">Un perro puede vivir en las afueras de la casa, dormir a la intemperie, alimentarse con los </text:span></text:span></text:p>
      <text:p text:style-name="P4"><text:span text:style-name="Teletype"><text:span text:style-name="T2">restos de comida de la familia, recibir castigos si no hace lo que se espera, aparearse con la </text:span></text:span></text:p>
      <text:p text:style-name="P4"><text:span text:style-name="Teletype"><text:span text:style-name="T2">pareja que le pongan, </text:span></text:span></text:p>
      <text:p text:style-name="P4"><text:span text:style-name="Teletype"><text:span text:style-name="T2">no ver nunca a sus críos que probablemente serán vendidos o </text:span></text:span></text:p>
      <text:p text:style-name="P4"><text:span text:style-name="Teletype"><text:span text:style-name="T2">regalados... sin embargo este animal será fiel a su amo. ¿por qué?... son los maravillosos </text:span></text:span></text:p>
      <text:p text:style-name="P4"><text:soft-page-break/><text:span text:style-name="Teletype"><text:span text:style-name="T2">resultados de la domesticación. </text:span></text:span></text:p>
      <text:p text:style-name="P4"><text:span text:style-name="Teletype"><text:span text:style-name="T2">Parte 3 </text:span></text:span></text:p>
      <text:p text:style-name="P4"><text:span text:style-name="Teletype"><text:span text:style-name="T2">El Códice Canino </text:span></text:span></text:p>
      <text:p text:style-name="P4"><text:span text:style-name="Teletype"><text:span text:style-name="T2">Un perro llamado Roque se pasea por su vecindario, a pesar de su condición de perro, le ha </text:span></text:span></text:p>
      <text:p text:style-name="P4"><text:span text:style-name="Teletype"><text:span text:style-name="T2">tocado una vida relativamente fácil, ya que tiene una familia humana que lo cuida y lo </text:span></text:span></text:p>
      <text:p text:style-name="P4"><text:span text:style-name="Teletype"><text:span text:style-name="T2">alimenta. </text:span></text:span></text:p>
      <text:p text:style-name="P4"><text:span text:style-name="Teletype"><text:span text:style-name="T2">Sin embargo Roque siempre ha sentido que “algo no está bien”. El de verdad quiere a la </text:span></text:span></text:p>
      <text:p text:style-name="P4"><text:span text:style-name="Teletype"><text:span text:style-name="T2">familia que lo cuida y percibe que el sentimiento es recíproco, pero algo lo atormenta: el </text:span></text:span></text:p>
      <text:p text:style-name="P4"><text:span text:style-name="Teletype"><text:span text:style-name="T2">hecho de que no puede comer con ellos en la misma mesa. </text:span></text:span></text:p>
      <text:p text:style-name="P4"><text:span text:style-name="Teletype"><text:span text:style-name="T2">Roque ha escuchado que por generaciones los demás perros se han sentido a gusto con su </text:span></text:span></text:p>
      <text:p text:style-name="P4"><text:span text:style-name="Teletype"><text:span text:style-name="T2">condición, y mas que a gusto, se sienten orgullosos, ya que tienen un sitial que no tiene otro </text:span></text:span></text:p>
      <text:p text:style-name="P4"><text:span text:style-name="Teletype"><text:span text:style-name="T2">animal, son: “el mejor amigo del hombre”. </text:span></text:span></text:p>
      <text:p text:style-name="P4"><text:span text:style-name="Teletype"><text:span text:style-name="T2">En sus tertulias con otros perros, Roque de vez en cuando deja colar sus inquietudes, al </text:span></text:span></text:p>
      <text:p text:style-name="P4"><text:span text:style-name="Teletype"><text:span text:style-name="T2">preguntarse “por qué no somos iguales”. El resto de los perros ven esa idea absurda, pero </text:span></text:span></text:p>
      <text:p text:style-name="P4"><text:span text:style-name="Teletype"><text:span text:style-name="T2">un día un perro lo escucha con atención, un perro ya viejo que le dice que esas ideas las ha </text:span></text:span></text:p>
      <text:p text:style-name="P4"><text:span text:style-name="Teletype"><text:span text:style-name="T2">escuchado antes, y le regala un libro, el único tomo existente del Códice Canino. </text:span></text:span></text:p>
      <text:p text:style-name="P4"><text:span text:style-name="Teletype"><text:span text:style-name="T2">Durante meses Roque lee y relee las hojas del libro escrito alguna vez por Marco, de quien </text:span></text:span></text:p>
      <text:p text:style-name="P4"><text:span text:style-name="Teletype"><text:span text:style-name="T2">casi nadie recuerda haber oído, pero las letras es uno de los caminos a la inmortalidad de las </text:span></text:span></text:p>
      <text:p text:style-name="P4"><text:span text:style-name="Teletype"><text:span text:style-name="T2">ideas. </text:span></text:span></text:p>
      <text:p text:style-name="P4"><text:span text:style-name="Teletype"><text:span text:style-name="T2">Luego de leer y analizar, ya Roque no es el mismo, ahora lo ve todo mas claro, lo que antes </text:span></text:span></text:p>
      <text:p text:style-name="P4"><text:span text:style-name="Teletype"><text:span text:style-name="T2">era un pequeño germen que mordisqueaba su conciencia, ahora es un idea instalada en su </text:span></text:span></text:p>
      <text:p text:style-name="P4"><text:span text:style-name="Teletype"><text:span text:style-name="T2">ser que no lo deja pensar en otra cosa. </text:span></text:span></text:p>
      <text:p text:style-name="P4"><text:span text:style-name="Teletype"><text:span text:style-name="T2">Mira a su alrededor y no ve mas que injusticia, y se da cuenta de que </text:span></text:span><text:span text:style-name="Teletype"><text:span text:style-name="T2">no es libre, ningún </text:span></text:span></text:p>
      <text:p text:style-name="P4"><text:span text:style-name="Teletype"><text:span text:style-name="T2">perro lo es. </text:span></text:span></text:p>
      <text:p text:style-name="P4"><text:span text:style-name="Teletype"><text:span text:style-name="T2">Parte 4 </text:span></text:span></text:p>
      <text:p text:style-name="P4"><text:span text:style-name="Teletype"><text:span text:style-name="T2">La Rebelión </text:span></text:span></text:p>
      <text:p text:style-name="P4"><text:span text:style-name="Teletype"><text:span text:style-name="T2">Roque logró contactar a mas perros que pronto quedaron cautivados con los ideales de </text:span></text:span></text:p>
      <text:p text:style-name="P4"><text:span text:style-name="Teletype"><text:span text:style-name="T2">libertad, y de manera espontánea surgieron manifestaciones de perros en todos lados. </text:span></text:span></text:p>
      <text:p text:style-name="P4"><text:span text:style-name="Teletype"><text:span text:style-name="T2">Hubo una iniciativa liderada por un perro llamado “cimarrón”, él instó a muchos perros a que </text:span></text:span></text:p>
      <text:p text:style-name="P4"><text:span text:style-name="Teletype"><text:span text:style-name="T2">escaparan de sus amos, para vivir libremente en el bosque, en ese </text:span></text:span><text:soft-page-break/><text:span text:style-name="Teletype"><text:span text:style-name="T2">lugar los perros eran </text:span></text:span></text:p>
      <text:p text:style-name="P4"><text:span text:style-name="Teletype"><text:span text:style-name="T2">libres por vez primera en muchas centurias. Aunque para la ley humana no eran mas que </text:span></text:span></text:p>
      <text:p text:style-name="P4"><text:span text:style-name="Teletype"><text:span text:style-name="T2">una prófuga jauría. </text:span></text:span></text:p>
      <text:p text:style-name="P4"><text:span text:style-name="Teletype"><text:span text:style-name="T2">La rebelión estalló, de manera encarnizada. Era una guerra en las calles de las ciudades, en </text:span></text:span></text:p>
      <text:p text:style-name="P4"><text:span text:style-name="Teletype"><text:span text:style-name="T2">los pueblos, en los campos, en todos lados. </text:span></text:span></text:p>
      <text:p text:style-name="P4"><text:span text:style-name="Teletype"><text:span text:style-name="T2">Los perros reclamaban el derecho a la igualdad... y los humanos simplemente creían que los </text:span></text:span></text:p>
      <text:p text:style-name="P4"><text:span text:style-name="Teletype"><text:span text:style-name="T2">perros ni siquiera tenían derechos. </text:span></text:span></text:p>
      <text:p text:style-name="P4"><text:span text:style-name="Teletype"><text:span text:style-name="T2">Como en toda guerra hubo excesos y mortandad de parte y parte. Aunque los cuerpos de los </text:span></text:span></text:p>
      <text:p text:style-name="P4"><text:span text:style-name="Teletype"><text:span text:style-name="T2">perros se contaban por miles en las calles, de vez en cuando los perros lograban victorias a </text:span></text:span></text:p>
      <text:p text:style-name="P4"><text:span text:style-name="Teletype"><text:span text:style-name="T2">fuerza de letales mordidas a víctimas humanas. </text:span></text:span></text:p>
      <text:p text:style-name="P4"><text:span text:style-name="Teletype"><text:span text:style-name="T2">Pero algo asombroso sucedía, no todos los perros estaban del mismo bando, ya que una </text:span></text:span></text:p>
      <text:p text:style-name="P4"><text:span text:style-name="Teletype"><text:span text:style-name="T2">gran población de los perros apoyaban a los humanos, debido a que sentían que les debían </text:span></text:span></text:p>
      <text:p text:style-name="P4"><text:span text:style-name="Teletype"><text:span text:style-name="T2">mucho a sus amos, y que las cosas estaban muy bien como eran. </text:span></text:span></text:p>
      <text:p text:style-name="P4"><text:span text:style-name="Teletype"><text:span text:style-name="T2">Parte 5 </text:span></text:span></text:p>
      <text:p text:style-name="P4"><text:span text:style-name="Teletype"><text:span text:style-name="T2">El Fin de la Guerra </text:span></text:span></text:p>
      <text:p text:style-name="P4"><text:span text:style-name="Teletype"><text:span text:style-name="T2">Los humanos estaban cansados de tanta lucha innecesaria, y decidieron ceder y reconocer </text:span></text:span></text:p>
      <text:p text:style-name="P4"><text:span text:style-name="Teletype"><text:span text:style-name="T2">el derecho de los perros a existir. </text:span></text:span></text:p>
      <text:p text:style-name="P4"><text:span text:style-name="Teletype"><text:span text:style-name="T2">En una mesa de negociación, los dirigentes de los perros se sentaron con lideres de los </text:span></text:span></text:p>
      <text:p text:style-name="P4"><text:span text:style-name="Teletype"><text:span text:style-name="T2">humanos para negociar los términos de convivencia. </text:span></text:span></text:p>
      <text:p text:style-name="P4"><text:span text:style-name="Teletype"><text:span text:style-name="T2">Entre la cláusula mas importante estaban que un perro ya no podría ser propiedad de un </text:span></text:span></text:p>
      <text:p text:style-name="P4"><text:span text:style-name="Teletype"><text:span text:style-name="T2">humano. </text:span></text:span></text:p>
      <text:p text:style-name="P4"><text:span text:style-name="Teletype"><text:span text:style-name="T2">Esto fue celebrado por los perros de todo el mundo, finalmente sentían que habían ganado. </text:span></text:span></text:p>
      <text:p text:style-name="P4"><text:span text:style-name="Teletype"><text:span text:style-name="T2">Hasta la iglesia católica, antes de la de las negociaciones, había aceptado que los perros </text:span></text:span></text:p>
      <text:p text:style-name="P4"><text:span text:style-name="Teletype"><text:span text:style-name="T2">tenían alma, y muchos de ellos fueron bautizados en ritos sanmartinianos. </text:span></text:span></text:p>
      <text:p text:style-name="P4"><text:span text:style-name="Teletype"><text:span text:style-name="T2">Parte 6 </text:span></text:span></text:p>
      <text:p text:style-name="P4"><text:span text:style-name="Teletype"><text:span text:style-name="T2">La Realidad </text:span></text:span></text:p>
      <text:p text:style-name="P4"><text:span text:style-name="Teletype"><text:span text:style-name="T2">Años después de la “victoria” un viejo Roque sería testigo de la miseria en que vivían los </text:span></text:span></text:p>
      <text:p text:style-name="P4"><text:span text:style-name="Teletype"><text:span text:style-name="T2">perros. Ningún perro sería dueño de una casa decente, pocos perros podrían mantener una </text:span></text:span></text:p>
      <text:p text:style-name="P4"><text:span text:style-name="Teletype"><text:span text:style-name="T2">familia, la mayoría no tendría acceso a la educación o la salud, y casi todos comerían peor y </text:span></text:span></text:p>
      <text:p text:style-name="P4"><text:span text:style-name="Teletype"><text:span text:style-name="T2">vivirían en una especie de guetos al margen de las ciudades. </text:span></text:span></text:p>
      <text:p text:style-name="P4"><text:span text:style-name="Teletype"><text:span text:style-name="T2">En el ejemplo que daría un empresario humano resumiría la realidad que se viviría: </text:span></text:span></text:p>
      <text:p text:style-name="P4"><text:soft-page-break/><text:span text:style-name="Teletype"><text:span text:style-name="T2">“Los perros por generaciones dependieron de nosotros (los humanos), y muchos lo único </text:span></text:span></text:p>
      <text:p text:style-name="P4"><text:span text:style-name="Teletype"><text:span text:style-name="T2">que sabían hacer era cuidar las casas, a cambio de esto su amo tenía que cuidarlos y </text:span></text:span></text:p>
      <text:p text:style-name="P4"><text:span text:style-name="Teletype"><text:span text:style-name="T2">alimentarlos el resto de su vida, atenderlos cuando se enfermaban, y hasta en ocasiones ver </text:span></text:span></text:p>
      <text:p text:style-name="P4"><text:span text:style-name="Teletype"><text:span text:style-name="T2">de sus crías. Hoy en día podemos contratar a un perro para cuidar la misma casa por las </text:span></text:span></text:p>
      <text:p text:style-name="P4"><text:span text:style-name="Teletype"><text:span text:style-name="T2">noches y se le paga lo mínimo por la labor realizada... hace lo mismo que hacía antes, pero </text:span></text:span></text:p>
      <text:p text:style-name="P4"><text:span text:style-name="Teletype"><text:span text:style-name="T2">ya no tenemos la carga de criarlos, darles hogar, comida, ni mas nada. No contratamos ni a </text:span></text:span></text:p>
      <text:p text:style-name="P4"><text:span text:style-name="Teletype"><text:span text:style-name="T2">los chicos, ni a los viejos, no nos importan donde viven, ni cómo se las arreglan, sólo </text:span></text:span></text:p>
      <text:p text:style-name="P4"><text:span text:style-name="Teletype"><text:span text:style-name="T2">sabemos que durante esas ocho horas nosotros somos sus amos... y al que no le guste, hay </text:span></text:span></text:p>
      <text:p text:style-name="P4"><text:span text:style-name="Teletype"><text:span text:style-name="T2">miles de perros que matarían por ese trabajo.” </text:span></text:span></text:p>
      <text:p text:style-name="P4"><text:span text:style-name="Teletype"><text:span text:style-name="T2">Un perro se le acercaría a un decepcionado Roque para decirle que debieron haber acabado </text:span></text:span></text:p>
      <text:p text:style-name="P4"><text:span text:style-name="Teletype"><text:span text:style-name="T2">con los humanos cuando podían. </text:span></text:span></text:p>
      <text:p text:style-name="P4"><text:span text:style-name="Teletype"><text:span text:style-name="T2">Roque miraría a su alrededor, sabiendo que no habían conseguido la libertad, y balbucearía </text:span></text:span></text:p>
      <text:p text:style-name="P4"><text:span text:style-name="Teletype"><text:span text:style-name="T2">algo como: </text:span></text:span></text:p>
      <text:p text:style-name="P4"><text:span text:style-name="Teletype"><text:span text:style-name="T2">– </text:span></text:span></text:p>
      <text:p text:style-name="P4"><text:span text:style-name="Teletype"><text:span text:style-name="T2">El problema no eran los humanos, el problema era el Sistema. </text:span></text:span></text:p>
      <text:p text:style-name="P4"><text:span text:style-name="Teletype"><text:span text:style-name="T2">Epílogo </text:span></text:span></text:p>
      <text:p text:style-name="P4"><text:span text:style-name="Teletype"><text:span text:style-name="T2">Amigo lector, no importa si eres campesino, oficinista, programador, maestro, </text:span></text:span></text:p>
      <text:p text:style-name="P4"><text:span text:style-name="Teletype"><text:span text:style-name="T2">ingeniero o doctor. No importa en donde vivas, ni la religión que profeses. Lo mas </text:span></text:span></text:p>
      <text:p text:style-name="P4"><text:span text:style-name="Teletype"><text:span text:style-name="T2">probable es que no vivas en libertad y (peor aún) nunca la hayas conocido, </text:span></text:span></text:p>
      <text:p text:style-name="P4"><text:span text:style-name="Teletype"><text:span text:style-name="T2">porque vives en un sistema que te esclaviza y lo peor es que contribuyes pasiva o </text:span></text:span></text:p>
      <text:p text:style-name="P4"><text:span text:style-name="Teletype"><text:span text:style-name="T2">activamente para que esto continúe así. </text:span></text:span></text:p>
      <text:p text:style-name="P4"><text:span text:style-name="Teletype"><text:span text:style-name="T2">No te engañes... tú sabes quien eres, no eres un amo... dentro de ti sabes la </text:span></text:span></text:p>
      <text:p text:style-name="P4"><text:span text:style-name="Teletype"><text:span text:style-name="T2">respuesta: </text:span></text:span></text:p>
      <text:p text:style-name="P4"><text:span text:style-name="Teletype"><text:span text:style-name="T2">¡Tú eres un perro! </text:span></text:span></text:p>
      <text:p text:style-name="P4"><text:span text:style-name="Teletype"><text:span text:style-name="T2">Autor: Stephenson Prieto (prietost@gmail.com) </text:span></text:span></text:p>
      <text:p text:style-name="P4"><text:span text:style-name="Teletype"><text:span text:style-name="T2">copyleft 2011 – Attribution-Share Alike 3.0 Unported </text:span></text:span></text:p>
      <text:p text:style-name="P4"><text:span text:style-name="Teletype"><text:span text:style-name="T2">Mas información sobre la licencia </text:span></text:span><text:a xlink:type="simple" xlink:href="http://creativecommons.org/licenses/by-sa/3.0/deed.es"><text:span text:style-name="Teletype">http://creativecommons.org/licenses/by-sa/3.0/deed.es</text:span></text:a><text:span text:style-name="Teletype"><text:span text:style-name="T2"> </text:span></text:span></text:p>
      <text:p text:style-name="P4"><text:span text:style-name="Teletype"><text:span text:style-name="T2"/></text:span></text:p>
      <text:p text:style-name="P4"><text:span text:style-name="Teletype"><text:span text:style-name="T2"/></text:span></text:p>
      <text:p text:style-name="P3"><text:toc-mark text:string-value="La revolución en el negocio de la música y las tecnologías libres como alternativa" text:outline-level="2"/><text:span text:style-name="Teletype"><text:span text:style-name="T3">La revolución en el negocio de la música y las tecnologías libres como alternativa </text:span></text:span></text:p>
      <text:p text:style-name="P6"><text:span text:style-name="Teletype"><text:span text:style-name="T4">Félix León</text:span></text:span></text:p>
      <text:p text:style-name="P5"><text:soft-page-break/><text:span text:style-name="Teletype"><text:span text:style-name="T3"/></text:span></text:p>
      <text:p text:style-name="P4"><text:span text:style-name="Teletype"><text:span text:style-name="T2">En un mundo en donde las tecnologías están revolucionando y las computadoras forman parte esencial en nuestras vidas a tal punto que </text:span></text:span></text:p>
      <text:p text:style-name="P4"><text:span text:style-name="Teletype"><text:span text:style-name="T2">andamos pegados todo el día frente a una pantalla o con un audífono metido </text:span></text:span></text:p>
      <text:p text:style-name="P4"><text:span text:style-name="Teletype"><text:span text:style-name="T2">en la oreja ya sea del teléfono, reproductor mp3, mp4, ipod o todas las </text:span></text:span></text:p>
      <text:p text:style-name="P4"><text:span text:style-name="Teletype"><text:span text:style-name="T2">anteriores; las formas básicas y esenciales en el negocio de la música tienen </text:span></text:span></text:p>
      <text:p text:style-name="P4"><text:span text:style-name="Teletype"><text:span text:style-name="T2">que cambiar. </text:span></text:span></text:p>
      <text:p text:style-name="P4"><text:span text:style-name="Teletype"><text:span text:style-name="T2">Recuerdo en aquellos días cuando la Internet era solo el privilegio de </text:span></text:span></text:p>
      <text:p text:style-name="P4"><text:span text:style-name="Teletype"><text:span text:style-name="T2">pocos; no podíamos imaginar tan siquiera escuchar música en nuestra PC; para </text:span></text:span></text:p>
      <text:p text:style-name="P4"><text:span text:style-name="Teletype"><text:span text:style-name="T2">eso estaban los “equipos de sonido” que cada vez eran más potentes y </text:span></text:span></text:p>
      <text:p text:style-name="P4"><text:span text:style-name="Teletype"><text:span text:style-name="T2">costosos. Tenían distintas características según las posibilidades de nuestros </text:span></text:span></text:p>
      <text:p text:style-name="P4"><text:span text:style-name="Teletype"><text:span text:style-name="T2">bolsillos. Algunos tenían incorporados un “plato” para escuchar los añejos LP’s, </text:span></text:span></text:p>
      <text:p text:style-name="P4"><text:span text:style-name="Teletype"><text:span text:style-name="T2">un sintonizador de FM y AM en donde perfectamente podían escuchar nuestras </text:span></text:span></text:p>
      <text:p text:style-name="P4"><text:span text:style-name="Teletype"><text:span text:style-name="T2">madres la novela mientras terminaban de preparar el almuerzo. Un par de </text:span></text:span></text:p>
      <text:p text:style-name="P4"><text:span text:style-name="Teletype"><text:span text:style-name="T2">depósitos reproductores de “CASSETTE” que eran una maravilla. </text:span></text:span></text:p>
      <text:p text:style-name="P4"><text:span text:style-name="Teletype"><text:span text:style-name="T2">Los equipos más lujosos y modernos sustituían el enorme “plato” por una </text:span></text:span></text:p>
      <text:p text:style-name="P4"><text:span text:style-name="Teletype"><text:span text:style-name="T2">gaveta para reproducir los revolucionarios CD’s. La única manera que teníamos </text:span></text:span></text:p>
      <text:p text:style-name="P4"><text:span text:style-name="Teletype"><text:span text:style-name="T2">entonces de copiar, piratear o inmortalizar esos antiguos LP’s o los novedosos </text:span></text:span></text:p>
      <text:p text:style-name="P4"><text:span text:style-name="Teletype"><text:span text:style-name="T2">CD’s era grabándolos en un CASSETTE, íntegros en sus lados “A” y “B” solo se </text:span></text:span></text:p>
      <text:p text:style-name="P4"><text:span text:style-name="Teletype"><text:span text:style-name="T2">desgastaban con el uso y nunca se rayaban o les entraba algún virus que </text:span></text:span></text:p>
      <text:p text:style-name="P4"><text:span text:style-name="Teletype"><text:span text:style-name="T2">acabara con todo. Si la casetera se los comía con un poco de cinta adhesiva se </text:span></text:span></text:p>
      <text:p text:style-name="P4"><text:span text:style-name="Teletype"><text:span text:style-name="T2">arreglaba todo. </text:span></text:span></text:p>
      <text:p text:style-name="P4"><text:span text:style-name="Teletype"><text:span text:style-name="T2">Podíamos conseguir en las calles del comercio los éxitos mas sonados </text:span></text:span></text:p>
      <text:p text:style-name="P4"><text:span text:style-name="Teletype"><text:span text:style-name="T2">grabados en una “cinta” de esas y copiarlas cuantas veces quisiéramos para </text:span></text:span></text:p>
      <text:p text:style-name="P4"><text:span text:style-name="Teletype"><text:span text:style-name="T2">regalarle una a nuestra novia o amigos sin ningún tipo de problemas, porque </text:span></text:span></text:p>
      <text:p text:style-name="P4"><text:span text:style-name="Teletype"><text:span text:style-name="T2">regalar un CD era como para un regalo de matrimonio. </text:span></text:span></text:p>
      <text:p text:style-name="P4"><text:span text:style-name="Teletype"><text:span text:style-name="T2">También en esos días los artistas luchaban para poder sonar sus demos </text:span></text:span></text:p>
      <text:p text:style-name="P4"><text:span text:style-name="Teletype"><text:span text:style-name="T2">en una estación de radio porque en ese entonces era la única forma de poder </text:span></text:span></text:p>
      <text:p text:style-name="P4"><text:span text:style-name="Teletype"><text:span text:style-name="T2">vender su arte, de darse a conocer. Claro, esto ha sido y es así siempre; los que </text:span></text:span></text:p>
      <text:p text:style-name="P4"><text:soft-page-break/><text:span text:style-name="Teletype"><text:span text:style-name="T2">tienen grandes contratos discográficos serian los privilegiados por este negocio </text:span></text:span></text:p>
      <text:p text:style-name="P4"><text:span text:style-name="Teletype"><text:span text:style-name="T2">dejando casi nulos a los artistas emergentes con talento enorme pero nada </text:span></text:span></text:p>
      <text:p text:style-name="P4"><text:span text:style-name="Teletype"><text:span text:style-name="T2">comercial. </text:span></text:span></text:p>
      <text:p text:style-name="P4"><text:span text:style-name="Teletype"><text:span text:style-name="T2">Mientras los artistas se peleaban por dar a conocer su música y los </text:span></text:span></text:p>
      <text:p text:style-name="P4"><text:span text:style-name="Teletype"><text:span text:style-name="T2">dueños de las discografías se hacían ricos explotando a los músicos y </text:span></text:span></text:p>
      <text:p text:style-name="P4"><text:span text:style-name="Teletype"><text:span text:style-name="T2">obligando a las personas a que compraran sus discos, asistir a los conciertos y </text:span></text:span></text:p>
      <text:p text:style-name="P4"><text:span text:style-name="Teletype"><text:span text:style-name="T2">adquirir cuanta tontería relacionaban con estos; en ese momento se </text:span></text:span></text:p>
      <text:p text:style-name="P4"><text:span text:style-name="Teletype"><text:span text:style-name="T2">revolucionaba el mundo de la informática y fueron surgiendo alternativas para </text:span></text:span></text:p>
      <text:p text:style-name="P4"><text:span text:style-name="Teletype"><text:span text:style-name="T2">todos aquellos que sufrían el delirio de no poder adquirir el Disco Compacto de </text:span></text:span></text:p>
      <text:p text:style-name="P4"><text:span text:style-name="Teletype"><text:span text:style-name="T2">su banda favorita a causa de los altos precios. </text:span></text:span></text:p>
      <text:p text:style-name="P4"><text:span text:style-name="Teletype"><text:span text:style-name="T2">Nace el formato MP3 y estalla una revolución informática en el negocio </text:span></text:span></text:p>
      <text:p text:style-name="P4"><text:span text:style-name="Teletype"><text:span text:style-name="T2">de la música. Este formato es creado única y exclusivamente para ser usado en </text:span></text:span></text:p>
      <text:p text:style-name="P4"><text:span text:style-name="Teletype"><text:span text:style-name="T2">ordenadores y librar de los límites que le colocaban formatos como WMA </text:span></text:span></text:p>
      <text:p text:style-name="P4"><text:span text:style-name="Teletype"><text:span text:style-name="T2">(Windows Media Audio), o más atrás archivos como WAV (Waveform Audio File) </text:span></text:span></text:p>
      <text:p text:style-name="P4"><text:span text:style-name="Teletype"><text:span text:style-name="T2">o RA (Real Audio) que nos permitían almacenar música en la PC con derechos </text:span></text:span></text:p>
      <text:p text:style-name="P4"><text:span text:style-name="Teletype"><text:span text:style-name="T2">de autor o Copyright pero al momento de hacer un respaldo en otro CD para </text:span></text:span></text:p>
      <text:p text:style-name="P4"><text:span text:style-name="Teletype"><text:span text:style-name="T2">conservar el original o comprimirlo para liberar espacio en el disco duro no lo </text:span></text:span></text:p>
      <text:p text:style-name="P4"><text:span text:style-name="Teletype"><text:span text:style-name="T2">permitían. </text:span></text:span></text:p>
      <text:p text:style-name="P4"><text:span text:style-name="Teletype"><text:span text:style-name="T2">Con esta revolución nacen también los programas P2P (Peer-to-peer o </text:span></text:span></text:p>
      <text:p text:style-name="P4"><text:span text:style-name="Teletype"><text:span text:style-name="T2">entre pares) en el año 1996 con el programa Hotline Connect creado para el </text:span></text:span></text:p>
      <text:p text:style-name="P4"><text:span text:style-name="Teletype"><text:span text:style-name="T2">sistema operativo Mac OS por el joven australiano Adam Hinkley, proyectaba </text:span></text:span></text:p>
      <text:p text:style-name="P4"><text:span text:style-name="Teletype"><text:span text:style-name="T2">ser una plataforma para distribuir archivos destinados a empresas y </text:span></text:span></text:p>
      <text:p text:style-name="P4"><text:span text:style-name="Teletype"><text:span text:style-name="T2">universidades. Hoy en día conseguimos decenas de programas como este </text:span></text:span><text:span text:style-name="Teletype"><text:span text:style-name="T2">en la </text:span></text:span></text:p>
      <text:p text:style-name="P4"><text:span text:style-name="Teletype"><text:span text:style-name="T2">Web disponibles y de uso libre. </text:span></text:span></text:p>
      <text:p text:style-name="P4"><text:span text:style-name="Teletype"><text:span text:style-name="T2">Es gracias a programas como Napster (a quien se le atribuye </text:span></text:span></text:p>
      <text:p text:style-name="P4"><text:span text:style-name="Teletype"><text:span text:style-name="T2">erróneamente la invención del P2P), EMule, Kazza, Ares, Shareaza, BiTorrent y </text:span></text:span></text:p>
      <text:p text:style-name="P4"><text:span text:style-name="Teletype"><text:span text:style-name="T2">una infinidad de programillas similares a estos, es que las fronteras y </text:span></text:span></text:p>
      <text:p text:style-name="P4"><text:span text:style-name="Teletype"><text:span text:style-name="T2">obstáculos que las grandes disqueras colocan a los menos favorecidos, que se </text:span></text:span></text:p>
      <text:p text:style-name="P4"><text:span text:style-name="Teletype"><text:span text:style-name="T2">han podido superar. Hoy en día la lucha no es por sonar en una emisora de </text:span></text:span></text:p>
      <text:p text:style-name="P4"><text:soft-page-break/><text:span text:style-name="Teletype"><text:span text:style-name="T2">radio o vender mas discos; la lucha es por darse a conocer y que le guste tu </text:span></text:span></text:p>
      <text:p text:style-name="P4"><text:span text:style-name="Teletype"><text:span text:style-name="T2">producto a la gente. </text:span></text:span></text:p>
      <text:p text:style-name="P4"><text:span text:style-name="Teletype"><text:span text:style-name="T2">La información no puede tener ningún valor material, solo puede ser </text:span></text:span></text:p>
      <text:p text:style-name="P4"><text:span text:style-name="Teletype"><text:span text:style-name="T2">valorada por cuanto sea de utilidad al individuo, y el valor que le da una </text:span></text:span></text:p>
      <text:p text:style-name="P4"><text:span text:style-name="Teletype"><text:span text:style-name="T2">persona a la información es meramente espiritual según la utilidad que pueda </text:span></text:span></text:p>
      <text:p text:style-name="P4"><text:span text:style-name="Teletype"><text:span text:style-name="T2">tener. Un ejemplo de esto es que para un poeta un libro de leyes no tiene </text:span></text:span></text:p>
      <text:p text:style-name="P4"><text:span text:style-name="Teletype"><text:span text:style-name="T2">ninguna importancia o interés, en contraposición un abogado pagaría hasta la </text:span></text:span></text:p>
      <text:p text:style-name="P4"><text:span text:style-name="Teletype"><text:span text:style-name="T2">mitad de su salario por obtenerlo. </text:span></text:span></text:p>
      <text:p text:style-name="P4"><text:span text:style-name="Teletype"><text:span text:style-name="T2">No es casualidad que llamemos informática a todo lo relacionado con </text:span></text:span></text:p>
      <text:p text:style-name="P4"><text:span text:style-name="Teletype"><text:span text:style-name="T2">computadoras. La definición dada por el Diccionario de la Real Academia </text:span></text:span></text:p>
      <text:p text:style-name="P4"><text:span text:style-name="Teletype"><text:span text:style-name="T2">Española DRAE, informática es: "El conjunto de conocimientos científicos y </text:span></text:span></text:p>
      <text:p text:style-name="P4"><text:span text:style-name="Teletype"><text:span text:style-name="T2">técnicas que hacen posible el tratamiento automático de la información por </text:span></text:span></text:p>
      <text:p text:style-name="P4"><text:span text:style-name="Teletype"><text:span text:style-name="T2">medio de ordenadores". Es decir que INFORMÁTICA es la ciencia que estudia el </text:span></text:span></text:p>
      <text:p text:style-name="P4"><text:span text:style-name="Teletype"><text:span text:style-name="T2">tratamiento automático de la información. ¿Y que es la información? En sentido </text:span></text:span></text:p>
      <text:p text:style-name="P4"><text:span text:style-name="Teletype"><text:span text:style-name="T2">general, la información es un conjunto organizado de datos procesados, que </text:span></text:span></text:p>
      <text:p text:style-name="P4"><text:span text:style-name="Teletype"><text:span text:style-name="T2">constituyen un mensaje sobre un determinado ente o fenómeno. </text:span></text:span></text:p>
      <text:p text:style-name="P4"><text:span text:style-name="Teletype"><text:span text:style-name="T2">Entendido todo esto por los mercaderes de las artes y músicos en </text:span></text:span></text:p>
      <text:p text:style-name="P4"><text:span text:style-name="Teletype"><text:span text:style-name="T2">general, es cuando debemos ir transformando el negocio. Debemos tener bien </text:span></text:span></text:p>
      <text:p text:style-name="P4"><text:span text:style-name="Teletype"><text:span text:style-name="T2">en claro que ya es incontrolable que alguien en el mundo pueda descargar tu </text:span></text:span></text:p>
      <text:p text:style-name="P4"><text:span text:style-name="Teletype"><text:span text:style-name="T2">tema de la Internet; de hecho esto no esta del todo mal, porque de esta </text:span></text:span></text:p>
      <text:p text:style-name="P4"><text:span text:style-name="Teletype"><text:span text:style-name="T2">manera es que muchas bandas han podido expandirse internacionalmente y </text:span></text:span></text:p>
      <text:p text:style-name="P4"><text:span text:style-name="Teletype"><text:span text:style-name="T2">esto lo han venido entendiendo ya muchas bandas reconocidas a nivel </text:span></text:span><text:span text:style-name="Teletype"><text:span text:style-name="T2">mundial </text:span></text:span></text:p>
      <text:p text:style-name="P4"><text:span text:style-name="Teletype"><text:span text:style-name="T2">como Radio Head que grabó un disco para ser distribuido exclusivamente por </text:span></text:span></text:p>
      <text:p text:style-name="P4"><text:span text:style-name="Teletype"><text:span text:style-name="T2">medio de su pagina Web y en países como México que la competencia es muy </text:span></text:span></text:p>
      <text:p text:style-name="P4"><text:span text:style-name="Teletype"><text:span text:style-name="T2">dura, las bandas emergentes publican sus temas y discos a disposición del </text:span></text:span></text:p>
      <text:p text:style-name="P4"><text:span text:style-name="Teletype"><text:span text:style-name="T2">publico; es que la lucha ya no es por vender discos si no por ser escuchados. </text:span></text:span></text:p>
      <text:p text:style-name="P4"><text:span text:style-name="Teletype"><text:span text:style-name="T2">¿Como controlamos o evitamos que los temas musicales sean pasados de </text:span></text:span></text:p>
      <text:p text:style-name="P4"><text:span text:style-name="Teletype"><text:span text:style-name="T2">móvil a móvil, enviados por correo, descargados de programas P2P, o </text:span></text:span><text:soft-page-break/><text:span text:style-name="Teletype"><text:span text:style-name="T2">copiados </text:span></text:span></text:p>
      <text:p text:style-name="P4"><text:span text:style-name="Teletype"><text:span text:style-name="T2">a nuestro reproductor personal? Al contrario hay que darle rienda suelta a </text:span></text:span></text:p>
      <text:p text:style-name="P4"><text:span text:style-name="Teletype"><text:span text:style-name="T2">todas las posibilidades en la adquisición de música, porque esta ya no es un </text:span></text:span></text:p>
      <text:p text:style-name="P4"><text:span text:style-name="Teletype"><text:span text:style-name="T2">producto que pueda ser vendido bajo el control que las leyes que no se </text:span></text:span></text:p>
      <text:p text:style-name="P4"><text:span text:style-name="Teletype"><text:span text:style-name="T2">adaptan a estos tiempos de cambio. El negocio debe ser redireccionado a otras </text:span></text:span></text:p>
      <text:p text:style-name="P4"><text:span text:style-name="Teletype"><text:span text:style-name="T2">latitudes; otros son los vientos que soplan y tenemos que adaptarnos. </text:span></text:span></text:p>
      <text:p text:style-name="P4"><text:span text:style-name="Teletype"><text:span text:style-name="T2">Ahora el negocio debe estar en el artista y más allá en los verdaderos </text:span></text:span></text:p>
      <text:p text:style-name="P4"><text:span text:style-name="Teletype"><text:span text:style-name="T2">músicos; dejar que las personas escojan cual es la banda que quieren escuchar </text:span></text:span></text:p>
      <text:p text:style-name="P4"><text:span text:style-name="Teletype"><text:span text:style-name="T2">y que les sea presentada en un concierto que además debería ser un éxito total </text:span></text:span></text:p>
      <text:p text:style-name="P4"><text:span text:style-name="Teletype"><text:span text:style-name="T2">en cualquier momento. El negocio del futuro esta en el espectáculo, el ¡SHOW! </text:span></text:span></text:p>
      <text:p text:style-name="P4"><text:span text:style-name="Teletype"><text:span text:style-name="T2">Luego de expuesto todo esto nos entran una serie de dudas y realidades </text:span></text:span></text:p>
      <text:p text:style-name="P4"><text:span text:style-name="Teletype"><text:span text:style-name="T2">que no podemos dejar de presentar. Lo primero sería pensar en los costos de </text:span></text:span></text:p>
      <text:p text:style-name="P4"><text:span text:style-name="Teletype"><text:span text:style-name="T2">producción. Claramente entendemos que para poder grabar una canción de </text:span></text:span></text:p>
      <text:p text:style-name="P4"><text:span text:style-name="Teletype"><text:span text:style-name="T2">manera profesional se necesita mucho dinero; dinero que se convierte en </text:span></text:span></text:p>
      <text:p text:style-name="P4"><text:span text:style-name="Teletype"><text:span text:style-name="T2">inversión que se espera sea retribuida y genere una ganancia. Es en este punto </text:span></text:span></text:p>
      <text:p text:style-name="P4"><text:span text:style-name="Teletype"><text:span text:style-name="T2">es donde las tecnologías libres entran en acción. </text:span></text:span></text:p>
      <text:p text:style-name="P4"><text:span text:style-name="Teletype"><text:span text:style-name="T2">En Venezuela día a día nacen alternativas que se ponen a disposición de </text:span></text:span></text:p>
      <text:p text:style-name="P4"><text:span text:style-name="Teletype"><text:span text:style-name="T2">los colectivos que pretenden llevar un mensaje a la colectividad. Ejemplo de </text:span></text:span></text:p>
      <text:p text:style-name="P4"><text:span text:style-name="Teletype"><text:span text:style-name="T2">esto es el estudio de grabación que se inauguró en la ciudad de Caracas que </text:span></text:span></text:p>
      <text:p text:style-name="P4"><text:span text:style-name="Teletype"><text:span text:style-name="T2">lleva por nombre “Hormiga Roja”1. Este estudio es financiado y mantenido por </text:span></text:span></text:p>
      <text:p text:style-name="P4"><text:span text:style-name="Teletype"><text:span text:style-name="T2">la Alcaldía de Caracas y tiene en proyecto 4 estudios adicionales. </text:span></text:span></text:p>
      <text:p text:style-name="P4"><text:span text:style-name="Teletype"><text:span text:style-name="T2">Gracias a los procesos de cambio que vivimos y a las políticas de estado, </text:span></text:span></text:p>
      <text:p text:style-name="P4"><text:span text:style-name="Teletype"><text:span text:style-name="T2">también podemos contar un Sistema Operativo (SO) criollo, “Canaima”. Esta </text:span></text:span></text:p>
      <text:p text:style-name="P4"><text:span text:style-name="Teletype"><text:span text:style-name="T2">metadistribución que es totalmente creada bajo Software Libre (SL), es una </text:span></text:span></text:p>
      <text:p text:style-name="P4"><text:span text:style-name="Teletype"><text:span text:style-name="T2">herramienta fundamental en la liberación y soberanía tecnológica. </text:span></text:span></text:p>
      <text:p text:style-name="P4"><text:span text:style-name="Teletype"><text:span text:style-name="T2">Canaima soporta programas escritos con tecnologías libres como </text:span></text:span></text:p>
      <text:p text:style-name="P4"><text:span text:style-name="Teletype"><text:span text:style-name="T2">Rosegarden y Audacity para el tratado de ondas sonoras, que no tienen nada </text:span></text:span></text:p>
      <text:p text:style-name="P4"><text:soft-page-break/><text:span text:style-name="Teletype"><text:span text:style-name="T2">que envidiarle a programas privativos como Nuendo. </text:span></text:span></text:p>
      <text:p text:style-name="P4"><text:span text:style-name="Teletype"><text:span text:style-name="T2">A los colectivos musicales se les presentan un par de alternativas para </text:span></text:span></text:p>
      <text:p text:style-name="P4"><text:span text:style-name="Teletype"><text:span text:style-name="T2">poder “grabar” su mensaje. La primera es en estudios en donde posiblemente </text:span></text:span></text:p>
      <text:p text:style-name="P4"><text:span text:style-name="Teletype"><text:span text:style-name="T2">no paguen un solo céntimo o muy poco dinero. La segunda y la que toma cada </text:span></text:span></text:p>
      <text:p text:style-name="P4"><text:span text:style-name="Teletype"><text:span text:style-name="T2">vez mas fuerza, es la autoproducción. Con una computadora personal, el </text:span></text:span></text:p>
      <text:p text:style-name="P4"><text:span text:style-name="Teletype"><text:span text:style-name="T2">software y hardware adecuado y con muy poco dinero, se pueden lograr muy </text:span></text:span></text:p>
      <text:p text:style-name="P4"><text:span text:style-name="Teletype"><text:span text:style-name="T2">buenos resultados. </text:span></text:span></text:p>
      <text:p text:style-name="P4"><text:span text:style-name="Teletype"><text:span text:style-name="T2">La intención es que las personas comiencen a cambiar sus hábitos de </text:span></text:span></text:p>
      <text:p text:style-name="P4"><text:span text:style-name="Teletype"><text:span text:style-name="T2">consumo para poder cambiar la industria y deje de ser industria para </text:span></text:span></text:p>
      <text:p text:style-name="P4"><text:span text:style-name="Teletype"><text:span text:style-name="T2">convertirse en lo que realmente debe ser, un medio para compartir ideas. </text:span></text:span></text:p>
      <text:p text:style-name="P4"><text:span text:style-name="Teletype"><text:span text:style-name="T2">“De ideas no solo vive el hombre” </text:span></text:span></text:p>
      <text:p text:style-name="P4"><text:span text:style-name="Teletype"><text:span text:style-name="T2">Los resultados que fácilmente puedes obtener con estas alternativas los </text:span></text:span></text:p>
      <text:p text:style-name="P4"><text:span text:style-name="Teletype"><text:span text:style-name="T2">puedes distribuir gratuitamente por el medio de comunicación mas grande </text:span></text:span></text:p>
      <text:p text:style-name="P4"><text:span text:style-name="Teletype"><text:span text:style-name="T2">disponible actualmente; INTERNET. Si se toma la primera propuesta </text:span></text:span></text:p>
      <text:p text:style-name="P4"><text:span text:style-name="Teletype"><text:span text:style-name="T2">correspondiente al financiamiento del Estado o ente gubernamental, el ahorro </text:span></text:span></text:p>
      <text:p text:style-name="P4"><text:span text:style-name="Teletype"><text:span text:style-name="T2">sería considerablemente aceptable, podría ser hasta totalmente gratuito. Pero </text:span></text:span></text:p>
      <text:p text:style-name="P4"><text:span text:style-name="Teletype"><text:span text:style-name="T2">si lo que se prefiere es la autogestión y autoproducción el gasto sería mínimo. </text:span></text:span></text:p>
      <text:p text:style-name="P4"><text:span text:style-name="Teletype"><text:span text:style-name="T2">Sin gastos de en licencias privativas, solo tendríamos que gastar dinero en el </text:span></text:span></text:p>
      <text:p text:style-name="P4"><text:span text:style-name="Teletype"><text:span text:style-name="T2">alquiler de alguno u otro equipo que no se posea. </text:span></text:span></text:p>
      <text:p text:style-name="P4"><text:span text:style-name="Teletype"><text:span text:style-name="T2">Teniendo a disposición las redes sociales el gasto de promoción y difusión </text:span></text:span></text:p>
      <text:p text:style-name="P4"><text:span text:style-name="Teletype"><text:span text:style-name="T2">no es mas caro que una hora de conexión en un cyber café o la factura de la </text:span></text:span></text:p>
      <text:p text:style-name="P4"><text:span text:style-name="Teletype"><text:span text:style-name="T2">1 </text:span></text:span></text:p>
      <text:p text:style-name="P4"><text:span text:style-name="Teletype"><text:span text:style-name="T2">http://www.ciudadccs.info/?p=186180 </text:span></text:span></text:p>
      <text:p text:style-name="P4"><text:span text:style-name="Teletype"><text:span text:style-name="T2">conexión a Internet. Twitter, Facebook, MySpace, Blogger, Google+ son las </text:span></text:span></text:p>
      <text:p text:style-name="P4"><text:span text:style-name="Teletype"><text:span text:style-name="T2">alternativas mas comunes a la hora de promocionar un producto. </text:span></text:span></text:p>
      <text:p text:style-name="P4"><text:span text:style-name="Teletype"><text:span text:style-name="T2">Un estudio hecho recientemente en junio de 2011 por la empresa </text:span></text:span></text:p>
      <text:p text:style-name="P4"><text:span text:style-name="Teletype"><text:span text:style-name="T2">comScore Data Mine2 nos posiciona como el sexto país con mas horas </text:span></text:span></text:p>
      <text:p text:style-name="P4"><text:span text:style-name="Teletype"><text:span text:style-name="T2">mensuales dentro de las redes sociales. Según la pagina, Venezuela es el país </text:span></text:span></text:p>
      <text:p text:style-name="P4"><text:span text:style-name="Teletype"><text:span text:style-name="T2">en donde los internautas consumen hasta 7 horas mensuales dentro de las </text:span></text:span></text:p>
      <text:p text:style-name="P4"><text:span text:style-name="Teletype"><text:span text:style-name="T2">redes sociales. El primer país es Israel con 10.7 horas seguido de Rusia con </text:span></text:span></text:p>
      <text:p text:style-name="P4"><text:soft-page-break/><text:span text:style-name="Teletype"><text:span text:style-name="T2">10.3; España se ubica en el décimo lugar con 5.7 y EEUU en décimo tercero </text:span></text:span></text:p>
      <text:p text:style-name="P4"><text:span text:style-name="Teletype"><text:span text:style-name="T2">con 5.2 horas. La información detallada la podemos ver en el siguiente cuadro </text:span></text:span></text:p>
      <text:p text:style-name="P4"><text:span text:style-name="Teletype"><text:span text:style-name="T2">comparativo3. </text:span></text:span></text:p>
      <text:p text:style-name="P4"><text:span text:style-name="Teletype"><text:span text:style-name="T2">Estamos claros que muchas de estas herramientas aunque son gratuitas </text:span></text:span></text:p>
      <text:p text:style-name="P4"><text:span text:style-name="Teletype"><text:span text:style-name="T2">no son completamente libres; pero existe una lista larga de SL dedicado a </text:span></text:span></text:p>
      <text:p text:style-name="P4"><text:span text:style-name="Teletype"><text:span text:style-name="T2">integrarse a ellas. En el caso de nuestro SO Criollo “Canaima”, tenemos </text:span></text:span></text:p>
      <text:p text:style-name="P4"><text:span text:style-name="Teletype"><text:span text:style-name="T2">programas como Turpial, que se adapta a las redes de microblogging abiertas </text:span></text:span></text:p>
      <text:p text:style-name="P4"><text:span text:style-name="Teletype"><text:span text:style-name="T2">como Identi.ca o cerradas como la mas popular del pajarito. Tambien contamos </text:span></text:span></text:p>
      <text:p text:style-name="P4"><text:span text:style-name="Teletype"><text:span text:style-name="T2">con software para mensajería instantánea con EMESENE o gestores de correo </text:span></text:span></text:p>
      <text:p text:style-name="P4"><text:span text:style-name="Teletype"><text:span text:style-name="T2">electrónico como Guácharo. </text:span></text:span></text:p>
      <text:p text:style-name="P4"><text:span text:style-name="Teletype"><text:span text:style-name="T2">2 </text:span></text:span></text:p>
      <text:p text:style-name="P4"><text:span text:style-name="Teletype"><text:span text:style-name="T2">3 </text:span></text:span></text:p>
      <text:p text:style-name="P4"><text:span text:style-name="Teletype"><text:span text:style-name="T2">http://www.comscoredatamine.com/2011/06/average-time-spent-on-social-networking-sites-across-geographies/ </text:span></text:span></text:p>
      <text:p text:style-name="P4"><text:span text:style-name="Teletype"><text:span text:style-name="T2">http://www.comscoredatamine.com/wp-content/uploads/2011/06/avg-hours-on-sn-sites-apr-11-ww.jpg </text:span></text:span></text:p>
      <text:p text:style-name="P4"><text:span text:style-name="Teletype"><text:span text:style-name="T2">“Por ahorrar dinero, la gente está dispuesta a pagar cualquier precio.”4 </text:span></text:span></text:p>
      <text:p text:style-name="P4"><text:span text:style-name="Teletype"><text:span text:style-name="T2">Aunque un poco sesgado contra los países que no están alienados a la </text:span></text:span></text:p>
      <text:p text:style-name="P4"><text:span text:style-name="Teletype"><text:span text:style-name="T2">Business Software Alliance (BSA); un estudio realizado por esta empresa coloca </text:span></text:span></text:p>
      <text:p text:style-name="P4"><text:span text:style-name="Teletype"><text:span text:style-name="T2">a Venezuela como el país suramericano con mayor indice de piratería </text:span></text:span></text:p>
      <text:p text:style-name="P4"><text:span text:style-name="Teletype"><text:span text:style-name="T2">informática. Con 88% de software pirata para 2010 y 87% en 2009 la BSA </text:span></text:span></text:p>
      <text:p text:style-name="P4"><text:span text:style-name="Teletype"><text:span text:style-name="T2">considera que se han perdido solo en Venezuela $1.347 millones5. </text:span></text:span></text:p>
      <text:p text:style-name="P4"><text:span text:style-name="Teletype"><text:span text:style-name="T2">Cifras no muy alejadas de la realidad, que nos hacen pensar que el tema </text:span></text:span></text:p>
      <text:p text:style-name="P4"><text:span text:style-name="Teletype"><text:span text:style-name="T2">monetario a la hora de escoger el software de nuestra computadora, es </text:span></text:span></text:p>
      <text:p text:style-name="P4"><text:span text:style-name="Teletype"><text:span text:style-name="T2">irrelevante; al contrario nos afianza la necesidad de crear cultura libre dentro </text:span></text:span></text:p>
      <text:p text:style-name="P4"><text:span text:style-name="Teletype"><text:span text:style-name="T2">de la población. Sobre todo cuando logramos entender los problemas de </text:span></text:span></text:p>
      <text:p text:style-name="P4"><text:span text:style-name="Teletype"><text:span text:style-name="T2">seguridad, rigidez, legalidad y muchos otros que nos trae el software privativo. </text:span></text:span></text:p>
      <text:p text:style-name="P4"><text:span text:style-name="Teletype"><text:span text:style-name="T2">Librándonos de las maldiciones del Software Privativo y creando </text:span></text:span></text:p>
      <text:p text:style-name="P4"><text:span text:style-name="Teletype"><text:span text:style-name="T2">consciencia libre, los colectivos musicales podríamos librarnos del yugo de la </text:span></text:span></text:p>
      <text:p text:style-name="P4"><text:span text:style-name="Teletype"><text:span text:style-name="T2">industria y dedicarnos en cuerpo y alma a la producción de contenidos </text:span></text:span></text:p>
      <text:p text:style-name="P4"><text:span text:style-name="Teletype"><text:span text:style-name="T2">verdaderamente hermosos, gratuitos y de calidad inmejorable. </text:span></text:span></text:p>
      <text:p text:style-name="P4"><text:span text:style-name="Teletype"><text:span text:style-name="T2">El negocio de la música debe humanizarse y reeditarse pensando en la </text:span></text:span></text:p>
      <text:p text:style-name="P4"><text:span text:style-name="Teletype"><text:span text:style-name="T2">necesidad del creador y no de quien pretende apoderarse del conocimiento. Es </text:span></text:span></text:p>
      <text:p text:style-name="P4"><text:soft-page-break/><text:span text:style-name="Teletype"><text:span text:style-name="T2">el usuario final quien determinará el valor y la calidad del trabajo del creador. </text:span></text:span></text:p>
      <text:p text:style-name="P4"><text:span text:style-name="Teletype"><text:span text:style-name="T2">Imaginemos un mundo en donde el músico puede distribuir su creación </text:span></text:span></text:p>
      <text:p text:style-name="P4"><text:span text:style-name="Teletype"><text:span text:style-name="T2">libremente. Imaginemos un mundo donde el músico pueda organizar su propio </text:span></text:span></text:p>
      <text:p text:style-name="P4"><text:span text:style-name="Teletype"><text:span text:style-name="T2">recital y la gente, el consumidor final; se sienta complacido y pague el precio </text:span></text:span></text:p>
      <text:p text:style-name="P4"><text:span text:style-name="Teletype"><text:span text:style-name="T2">justo por ver a su artista favorito. Imaginemos un mundo verdaderamente libre. </text:span></text:span></text:p>
      <text:p text:style-name="P4"><text:span text:style-name="Teletype"><text:span text:style-name="T2"/></text:span></text:p>
      <text:p text:style-name="P4"><text:span text:style-name="Teletype"><text:span text:style-name="T2"/></text:span></text:p>
      <text:p text:style-name="P4"><text:span text:style-name="Teletype"><text:span text:style-name="T2">Lido Anthony "Lee" Iacocca (nacido el 15 de octubre de 1924 en Allentown, Pensilvania, Estados Unidos), de </text:span></text:span></text:p>
      <text:p text:style-name="P4"><text:span text:style-name="Teletype"><text:span text:style-name="T2">ascendencia italiana, es una de las personas más representativas de la industria del automóvil de finales del siglo </text:span></text:span></text:p>
      <text:p text:style-name="P4"><text:span text:style-name="Teletype"><text:span text:style-name="T2">XX y principios del XXI. Es el responsable de la creación del Ford Mustang y de las Minivans de Chrysler. Fuente: Wikipedia.org </text:span></text:span></text:p>
      <text:p text:style-name="P4"><text:span text:style-name="Teletype"><text:span text:style-name="T2">Octavo Estudio Anual de la BSA sobre PIRATERÍA DE SOFTWARE GLOBAL DE 2010 – mayo 2011 </text:span></text:span></text:p>
      <text:p text:style-name="P4"><text:span text:style-name="Teletype"><text:span text:style-name="T2">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19:28:59</dc:date>
    <dc:creator>omerta </dc:creator>
    <meta:editing-duration>PT1H5M24S</meta:editing-duration>
    <meta:editing-cycles>4</meta:editing-cycles>
    <meta:generator>LibreOffice/3.4$Linux LibreOffice_project/340m1$Build-502</meta:generator>
    <meta:document-statistic meta:table-count="0" meta:image-count="0" meta:object-count="0" meta:page-count="39" meta:paragraph-count="1145" meta:word-count="10061" meta:character-count="60720" meta:non-whitespace-character-count="50785"/>
  </office:meta>
</office:document-meta>
</file>